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0.54pt"/>
    </style:style>
    <style:style style:name="co11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size</text:p>
          </table:table-cell>
          <table:table-cell office:value-type="string" calcext:value-type="string">
            <text:p>new_siz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Compress perc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3_3.txt</text:p>
          </table:table-cell>
          <table:table-cell office:value-type="float" office:value="81933" calcext:value-type="float">
            <text:p>81933</text:p>
          </table:table-cell>
          <table:table-cell office:value-type="float" office:value="64547" calcext:value-type="float">
            <text:p>64547</text:p>
          </table:table-cell>
          <table:table-cell office:value-type="float" office:value="1380445" calcext:value-type="float">
            <text:p>138044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]/[.B2]" office:value-type="float" office:value="0.787802228650239" calcext:value-type="float">
            <text:p>0.7878022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3_2.txt</text:p>
          </table:table-cell>
          <table:table-cell office:value-type="float" office:value="81935" calcext:value-type="float">
            <text:p>81935</text:p>
          </table:table-cell>
          <table:table-cell office:value-type="float" office:value="64617" calcext:value-type="float">
            <text:p>64617</text:p>
          </table:table-cell>
          <table:table-cell office:value-type="float" office:value="1381775" calcext:value-type="float">
            <text:p>138177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]/[.B3]" office:value-type="float" office:value="0.788637334472448" calcext:value-type="float">
            <text:p>0.7886373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3_1.txt</text:p>
          </table:table-cell>
          <table:table-cell office:value-type="float" office:value="81931" calcext:value-type="float">
            <text:p>81931</text:p>
          </table:table-cell>
          <table:table-cell office:value-type="float" office:value="64479" calcext:value-type="float">
            <text:p>64479</text:p>
          </table:table-cell>
          <table:table-cell office:value-type="float" office:value="1379141" calcext:value-type="float">
            <text:p>137914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]/[.B4]" office:value-type="float" office:value="0.786991492841537" calcext:value-type="float">
            <text:p>0.7869914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2_3.txt</text:p>
          </table:table-cell>
          <table:table-cell office:value-type="float" office:value="81934" calcext:value-type="float">
            <text:p>81934</text:p>
          </table:table-cell>
          <table:table-cell office:value-type="float" office:value="59313" calcext:value-type="float">
            <text:p>59313</text:p>
          </table:table-cell>
          <table:table-cell office:value-type="float" office:value="1283007" calcext:value-type="float">
            <text:p>128300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5]/[.B5]" office:value-type="float" office:value="0.723911929113677" calcext:value-type="float">
            <text:p>0.7239119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2_2.txt</text:p>
          </table:table-cell>
          <table:table-cell office:value-type="float" office:value="81934" calcext:value-type="float">
            <text:p>81934</text:p>
          </table:table-cell>
          <table:table-cell office:value-type="float" office:value="59349" calcext:value-type="float">
            <text:p>59349</text:p>
          </table:table-cell>
          <table:table-cell office:value-type="float" office:value="1283697" calcext:value-type="float">
            <text:p>128369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6]/[.B6]" office:value-type="float" office:value="0.724351307149657" calcext:value-type="float">
            <text:p>0.72435130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2_1.txt</text:p>
          </table:table-cell>
          <table:table-cell office:value-type="float" office:value="81935" calcext:value-type="float">
            <text:p>81935</text:p>
          </table:table-cell>
          <table:table-cell office:value-type="float" office:value="59371" calcext:value-type="float">
            <text:p>59371</text:p>
          </table:table-cell>
          <table:table-cell office:value-type="float" office:value="1284117" calcext:value-type="float">
            <text:p>128411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]/[.B7]" office:value-type="float" office:value="0.72461097211204" calcext:value-type="float">
            <text:p>0.7246109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1_3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756" calcext:value-type="float">
            <text:p>59756</text:p>
          </table:table-cell>
          <table:table-cell office:value-type="float" office:value="1295588" calcext:value-type="float">
            <text:p>129558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8]/[.B8]" office:value-type="float" office:value="0.729354326864396" calcext:value-type="float">
            <text:p>0.7293543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1_2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755" calcext:value-type="float">
            <text:p>59755</text:p>
          </table:table-cell>
          <table:table-cell office:value-type="float" office:value="1295563" calcext:value-type="float">
            <text:p>129556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9]/[.B9]" office:value-type="float" office:value="0.729342121323081" calcext:value-type="float">
            <text:p>0.7293421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1_1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780" calcext:value-type="float">
            <text:p>59780</text:p>
          </table:table-cell>
          <table:table-cell office:value-type="float" office:value="1296040" calcext:value-type="float">
            <text:p>129604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0]/[.B10]" office:value-type="float" office:value="0.729647259855975" calcext:value-type="float">
            <text:p>0.7296472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3_3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51770" calcext:value-type="float">
            <text:p>51770</text:p>
          </table:table-cell>
          <table:table-cell office:value-type="float" office:value="1104912" calcext:value-type="float">
            <text:p>110491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11]/[.B11]" office:value-type="float" office:value="0.789802892536767" calcext:value-type="float">
            <text:p>0.7898028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3_2.txt</text:p>
          </table:table-cell>
          <table:table-cell office:value-type="float" office:value="65545" calcext:value-type="float">
            <text:p>65545</text:p>
          </table:table-cell>
          <table:table-cell office:value-type="float" office:value="51740" calcext:value-type="float">
            <text:p>51740</text:p>
          </table:table-cell>
          <table:table-cell office:value-type="float" office:value="1104338" calcext:value-type="float">
            <text:p>110433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2]/[.B12]" office:value-type="float" office:value="0.789381341063392" calcext:value-type="float">
            <text:p>0.7893813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3_1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51738" calcext:value-type="float">
            <text:p>51738</text:p>
          </table:table-cell>
          <table:table-cell office:value-type="float" office:value="1104306" calcext:value-type="float">
            <text:p>110430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]/[.B13]" office:value-type="float" office:value="0.789326742642684" calcext:value-type="float">
            <text:p>0.7893267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2_3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47602" calcext:value-type="float">
            <text:p>47602</text:p>
          </table:table-cell>
          <table:table-cell office:value-type="float" office:value="1027730" calcext:value-type="float">
            <text:p>102773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4]/[.B14]" office:value-type="float" office:value="0.72621590284982" calcext:value-type="float">
            <text:p>0.7262159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2_2.txt</text:p>
          </table:table-cell>
          <table:table-cell office:value-type="float" office:value="65550" calcext:value-type="float">
            <text:p>65550</text:p>
          </table:table-cell>
          <table:table-cell office:value-type="float" office:value="47687" calcext:value-type="float">
            <text:p>47687</text:p>
          </table:table-cell>
          <table:table-cell office:value-type="float" office:value="1029359" calcext:value-type="float">
            <text:p>102935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15]/[.B15]" office:value-type="float" office:value="0.727490465293669" calcext:value-type="float">
            <text:p>0.7274904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2_1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47647" calcext:value-type="float">
            <text:p>47647</text:p>
          </table:table-cell>
          <table:table-cell office:value-type="float" office:value="1028591" calcext:value-type="float">
            <text:p>102859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6]/[.B16]" office:value-type="float" office:value="0.726913512441454" calcext:value-type="float">
            <text:p>0.7269135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1_3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875" calcext:value-type="float">
            <text:p>47875</text:p>
          </table:table-cell>
          <table:table-cell office:value-type="float" office:value="1037071" calcext:value-type="float">
            <text:p>103707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7]/[.B17]" office:value-type="float" office:value="0.730425363114854" calcext:value-type="float">
            <text:p>0.73042536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1_2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870" calcext:value-type="float">
            <text:p>47870</text:p>
          </table:table-cell>
          <table:table-cell office:value-type="float" office:value="1036970" calcext:value-type="float">
            <text:p>103697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18]/[.B18]" office:value-type="float" office:value="0.730349078481631" calcext:value-type="float">
            <text:p>0.7303490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1_1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864" calcext:value-type="float">
            <text:p>47864</text:p>
          </table:table-cell>
          <table:table-cell office:value-type="float" office:value="1036854" calcext:value-type="float">
            <text:p>103685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19]/[.B19]" office:value-type="float" office:value="0.730257536921762" calcext:value-type="float">
            <text:p>0.7302575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3_3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2593" calcext:value-type="float">
            <text:p>32593</text:p>
          </table:table-cell>
          <table:table-cell office:value-type="float" office:value="691381" calcext:value-type="float">
            <text:p>69138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20]/[.B20]" office:value-type="float" office:value="0.79561099448323" calcext:value-type="float">
            <text:p>0.7956109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3_2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2666" calcext:value-type="float">
            <text:p>32666</text:p>
          </table:table-cell>
          <table:table-cell office:value-type="float" office:value="692766" calcext:value-type="float">
            <text:p>69276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1]/[.B21]" office:value-type="float" office:value="0.797392960015623" calcext:value-type="float">
            <text:p>0.79739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3_1.txt</text:p>
          </table:table-cell>
          <table:table-cell office:value-type="float" office:value="40968" calcext:value-type="float">
            <text:p>40968</text:p>
          </table:table-cell>
          <table:table-cell office:value-type="float" office:value="32619" calcext:value-type="float">
            <text:p>32619</text:p>
          </table:table-cell>
          <table:table-cell office:value-type="float" office:value="691879" calcext:value-type="float">
            <text:p>69187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2]/[.B22]" office:value-type="float" office:value="0.796206795547745" calcext:value-type="float">
            <text:p>0.7962067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2_3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29950" calcext:value-type="float">
            <text:p>29950</text:p>
          </table:table-cell>
          <table:table-cell office:value-type="float" office:value="643180" calcext:value-type="float">
            <text:p>64318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3]/[.B23]" office:value-type="float" office:value="0.731094078015916" calcext:value-type="float">
            <text:p>0.731094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2_2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29929" calcext:value-type="float">
            <text:p>29929</text:p>
          </table:table-cell>
          <table:table-cell office:value-type="float" office:value="642779" calcext:value-type="float">
            <text:p>64277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24]/[.B24]" office:value-type="float" office:value="0.730599292078604" calcext:value-type="float">
            <text:p>0.7305992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2_1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29945" calcext:value-type="float">
            <text:p>29945</text:p>
          </table:table-cell>
          <table:table-cell office:value-type="float" office:value="643093" calcext:value-type="float">
            <text:p>64309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5]/[.B25]" office:value-type="float" office:value="0.730954182634804" calcext:value-type="float">
            <text:p>0.7309541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1_3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17" calcext:value-type="float">
            <text:p>30017</text:p>
          </table:table-cell>
          <table:table-cell office:value-type="float" office:value="648611" calcext:value-type="float">
            <text:p>64861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26]/[.B26]" office:value-type="float" office:value="0.732747467350177" calcext:value-type="float">
            <text:p>0.7327474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1_2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10" calcext:value-type="float">
            <text:p>30010</text:p>
          </table:table-cell>
          <table:table-cell office:value-type="float" office:value="648482" calcext:value-type="float">
            <text:p>64848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27]/[.B27]" office:value-type="float" office:value="0.732576589771756" calcext:value-type="float">
            <text:p>0.7325765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1_1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17" calcext:value-type="float">
            <text:p>30017</text:p>
          </table:table-cell>
          <table:table-cell office:value-type="float" office:value="648603" calcext:value-type="float">
            <text:p>64860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28]/[.B28]" office:value-type="float" office:value="0.732747467350177" calcext:value-type="float">
            <text:p>0.7327474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3_3.txt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2343813" calcext:value-type="float">
            <text:p>2343813</text:p>
          </table:table-cell>
          <table:table-cell office:value-type="float" office:value="50536533" calcext:value-type="float">
            <text:p>505365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[.C29]/[.B29]" office:value-type="float" office:value="0.779465498084603" calcext:value-type="float">
            <text:p>0.7794654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3_2.txt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2343111" calcext:value-type="float">
            <text:p>2343111</text:p>
          </table:table-cell>
          <table:table-cell office:value-type="float" office:value="50523191" calcext:value-type="float">
            <text:p>5052319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0]/[.B30]" office:value-type="float" office:value="0.779232038854001" calcext:value-type="float">
            <text:p>0.7792320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3_1.txt</text:p>
          </table:table-cell>
          <table:table-cell office:value-type="float" office:value="3006948" calcext:value-type="float">
            <text:p>3006948</text:p>
          </table:table-cell>
          <table:table-cell office:value-type="float" office:value="2343668" calcext:value-type="float">
            <text:p>2343668</text:p>
          </table:table-cell>
          <table:table-cell office:value-type="float" office:value="50533772" calcext:value-type="float">
            <text:p>5053377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1]/[.B31]" office:value-type="float" office:value="0.779417535654092" calcext:value-type="float">
            <text:p>0.7794175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2_3.txt</text:p>
          </table:table-cell>
          <table:table-cell office:value-type="float" office:value="3006953" calcext:value-type="float">
            <text:p>3006953</text:p>
          </table:table-cell>
          <table:table-cell office:value-type="float" office:value="2159842" calcext:value-type="float">
            <text:p>2159842</text:p>
          </table:table-cell>
          <table:table-cell office:value-type="float" office:value="47043104" calcext:value-type="float">
            <text:p>4704310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32]/[.B32]" office:value-type="float" office:value="0.718282593708648" calcext:value-type="float">
            <text:p>0.7182825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2_2.txt</text:p>
          </table:table-cell>
          <table:table-cell office:value-type="float" office:value="3006960" calcext:value-type="float">
            <text:p>3006960</text:p>
          </table:table-cell>
          <table:table-cell office:value-type="float" office:value="2159845" calcext:value-type="float">
            <text:p>2159845</text:p>
          </table:table-cell>
          <table:table-cell office:value-type="float" office:value="47043167" calcext:value-type="float">
            <text:p>4704316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33]/[.B33]" office:value-type="float" office:value="0.718281919280602" calcext:value-type="float">
            <text:p>0.7182819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2_1.txt</text:p>
          </table:table-cell>
          <table:table-cell office:value-type="float" office:value="3006972" calcext:value-type="float">
            <text:p>3006972</text:p>
          </table:table-cell>
          <table:table-cell office:value-type="float" office:value="2159977" calcext:value-type="float">
            <text:p>2159977</text:p>
          </table:table-cell>
          <table:table-cell office:value-type="float" office:value="47045701" calcext:value-type="float">
            <text:p>4704570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4]/[.B34]" office:value-type="float" office:value="0.718322950795684" calcext:value-type="float">
            <text:p>0.7183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1_3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404" calcext:value-type="float">
            <text:p>2185404</text:p>
          </table:table-cell>
          <table:table-cell office:value-type="float" office:value="47532700" calcext:value-type="float">
            <text:p>4753270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35]/[.B35]" office:value-type="float" office:value="0.726813046692681" calcext:value-type="float">
            <text:p>0.7268130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1_2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368" calcext:value-type="float">
            <text:p>2185368</text:p>
          </table:table-cell>
          <table:table-cell office:value-type="float" office:value="47532006" calcext:value-type="float">
            <text:p>4753200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6]/[.B36]" office:value-type="float" office:value="0.726801073954605" calcext:value-type="float">
            <text:p>0.726801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1_1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411" calcext:value-type="float">
            <text:p>2185411</text:p>
          </table:table-cell>
          <table:table-cell office:value-type="float" office:value="47532833" calcext:value-type="float">
            <text:p>475328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37]/[.B37]" office:value-type="float" office:value="0.726815374725084" calcext:value-type="float">
            <text:p>0.7268153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3_3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9847" calcext:value-type="float">
            <text:p>19847</text:p>
          </table:table-cell>
          <table:table-cell office:value-type="float" office:value="416441" calcext:value-type="float">
            <text:p>41644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38]/[.B38]" office:value-type="float" office:value="0.807477928312787" calcext:value-type="float">
            <text:p>0.8074779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3_2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19854" calcext:value-type="float">
            <text:p>19854</text:p>
          </table:table-cell>
          <table:table-cell office:value-type="float" office:value="416568" calcext:value-type="float">
            <text:p>41656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39]/[.B39]" office:value-type="float" office:value="0.807729861676159" calcext:value-type="float">
            <text:p>0.8077298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3_1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19930" calcext:value-type="float">
            <text:p>19930</text:p>
          </table:table-cell>
          <table:table-cell office:value-type="float" office:value="418012" calcext:value-type="float">
            <text:p>41801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0]/[.B40]" office:value-type="float" office:value="0.810821806346623" calcext:value-type="float">
            <text:p>0.8108218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2_3.txt</text:p>
          </table:table-cell>
          <table:table-cell office:value-type="float" office:value="24582" calcext:value-type="float">
            <text:p>24582</text:p>
          </table:table-cell>
          <table:table-cell office:value-type="float" office:value="18162" calcext:value-type="float">
            <text:p>18162</text:p>
          </table:table-cell>
          <table:table-cell office:value-type="float" office:value="386438" calcext:value-type="float">
            <text:p>38643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41]/[.B41]" office:value-type="float" office:value="0.738833292653161" calcext:value-type="float">
            <text:p>0.7388332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2_2.txt</text:p>
          </table:table-cell>
          <table:table-cell office:value-type="float" office:value="24581" calcext:value-type="float">
            <text:p>24581</text:p>
          </table:table-cell>
          <table:table-cell office:value-type="float" office:value="18256" calcext:value-type="float">
            <text:p>18256</text:p>
          </table:table-cell>
          <table:table-cell office:value-type="float" office:value="388232" calcext:value-type="float">
            <text:p>38823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42]/[.B42]" office:value-type="float" office:value="0.742687441519873" calcext:value-type="float">
            <text:p>0.7426874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2_1.txt</text:p>
          </table:table-cell>
          <table:table-cell office:value-type="float" office:value="24581" calcext:value-type="float">
            <text:p>24581</text:p>
          </table:table-cell>
          <table:table-cell office:value-type="float" office:value="18179" calcext:value-type="float">
            <text:p>18179</text:p>
          </table:table-cell>
          <table:table-cell office:value-type="float" office:value="386757" calcext:value-type="float">
            <text:p>38675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3]/[.B43]" office:value-type="float" office:value="0.739554940807941" calcext:value-type="float">
            <text:p>0.7395549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1_3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13" calcext:value-type="float">
            <text:p>18113</text:p>
          </table:table-cell>
          <table:table-cell office:value-type="float" office:value="389667" calcext:value-type="float">
            <text:p>38966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44]/[.B44]" office:value-type="float" office:value="0.73692989950771" calcext:value-type="float">
            <text:p>0.7369298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1_2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06" calcext:value-type="float">
            <text:p>18106</text:p>
          </table:table-cell>
          <table:table-cell office:value-type="float" office:value="389534" calcext:value-type="float">
            <text:p>38953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5]/[.B45]" office:value-type="float" office:value="0.736645103543675" calcext:value-type="float">
            <text:p>0.7366451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1_1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14" calcext:value-type="float">
            <text:p>18114</text:p>
          </table:table-cell>
          <table:table-cell office:value-type="float" office:value="389674" calcext:value-type="float">
            <text:p>38967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46]/[.B46]" office:value-type="float" office:value="0.736970584645429" calcext:value-type="float">
            <text:p>0.7369705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3_3.txt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1564252" calcext:value-type="float">
            <text:p>1564252</text:p>
          </table:table-cell>
          <table:table-cell office:value-type="float" office:value="33725680" calcext:value-type="float">
            <text:p>3372568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47]/[.B47]" office:value-type="float" office:value="0.779259493951499" calcext:value-type="float">
            <text:p>0.779259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3_2.txt</text:p>
          </table:table-cell>
          <table:table-cell office:value-type="float" office:value="2007351" calcext:value-type="float">
            <text:p>2007351</text:p>
          </table:table-cell>
          <table:table-cell office:value-type="float" office:value="1564632" calcext:value-type="float">
            <text:p>1564632</text:p>
          </table:table-cell>
          <table:table-cell office:value-type="float" office:value="33732894" calcext:value-type="float">
            <text:p>3373289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8]/[.B48]" office:value-type="float" office:value="0.77945112738131" calcext:value-type="float">
            <text:p>0.7794511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3_1.txt</text:p>
          </table:table-cell>
          <table:table-cell office:value-type="float" office:value="2007341" calcext:value-type="float">
            <text:p>2007341</text:p>
          </table:table-cell>
          <table:table-cell office:value-type="float" office:value="1564246" calcext:value-type="float">
            <text:p>1564246</text:p>
          </table:table-cell>
          <table:table-cell office:value-type="float" office:value="33725544" calcext:value-type="float">
            <text:p>3372554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9]/[.B49]" office:value-type="float" office:value="0.779262716200187" calcext:value-type="float">
            <text:p>0.7792627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2_3.txt</text:p>
          </table:table-cell>
          <table:table-cell office:value-type="float" office:value="2007383" calcext:value-type="float">
            <text:p>2007383</text:p>
          </table:table-cell>
          <table:table-cell office:value-type="float" office:value="1442096" calcext:value-type="float">
            <text:p>1442096</text:p>
          </table:table-cell>
          <table:table-cell office:value-type="float" office:value="31406784" calcext:value-type="float">
            <text:p>3140678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50]/[.B50]" office:value-type="float" office:value="0.718396041014595" calcext:value-type="float">
            <text:p>0.718396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2_2.txt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1442216" calcext:value-type="float">
            <text:p>1442216</text:p>
          </table:table-cell>
          <table:table-cell office:value-type="float" office:value="31409050" calcext:value-type="float">
            <text:p>3140905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C51]/[.B51]" office:value-type="float" office:value="0.718459041513938" calcext:value-type="float">
            <text:p>0.7184590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2_1.txt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1441859" calcext:value-type="float">
            <text:p>1441859</text:p>
          </table:table-cell>
          <table:table-cell office:value-type="float" office:value="31402273" calcext:value-type="float">
            <text:p>3140227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2]/[.B52]" office:value-type="float" office:value="0.718281197225828" calcext:value-type="float">
            <text:p>0.7182811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1_3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8901" calcext:value-type="float">
            <text:p>1458901</text:p>
          </table:table-cell>
          <table:table-cell office:value-type="float" office:value="31730049" calcext:value-type="float">
            <text:p>3173004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53]/[.B53]" office:value-type="float" office:value="0.726803119636723" calcext:value-type="float">
            <text:p>0.726803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1_2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8912" calcext:value-type="float">
            <text:p>1458912</text:p>
          </table:table-cell>
          <table:table-cell office:value-type="float" office:value="31730250" calcext:value-type="float">
            <text:p>3173025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4]/[.B54]" office:value-type="float" office:value="0.726808599675681" calcext:value-type="float">
            <text:p>0.7268085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1_1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8910" calcext:value-type="float">
            <text:p>1458910</text:p>
          </table:table-cell>
          <table:table-cell office:value-type="float" office:value="31730212" calcext:value-type="float">
            <text:p>3173021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55]/[.B55]" office:value-type="float" office:value="0.726807603304962" calcext:value-type="float">
            <text:p>0.7268076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3_3.txt</text:p>
          </table:table-cell>
          <table:table-cell office:value-type="float" office:value="106511" calcext:value-type="float">
            <text:p>106511</text:p>
          </table:table-cell>
          <table:table-cell office:value-type="float" office:value="83653" calcext:value-type="float">
            <text:p>83653</text:p>
          </table:table-cell>
          <table:table-cell office:value-type="float" office:value="1792613" calcext:value-type="float">
            <text:p>179261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56]/[.B56]" office:value-type="float" office:value="0.78539305799401" calcext:value-type="float">
            <text:p>0.785393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3_2.txt</text:p>
          </table:table-cell>
          <table:table-cell office:value-type="float" office:value="106512" calcext:value-type="float">
            <text:p>106512</text:p>
          </table:table-cell>
          <table:table-cell office:value-type="float" office:value="83654" calcext:value-type="float">
            <text:p>83654</text:p>
          </table:table-cell>
          <table:table-cell office:value-type="float" office:value="1792632" calcext:value-type="float">
            <text:p>179263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57]/[.B57]" office:value-type="float" office:value="0.785395072855641" calcext:value-type="float">
            <text:p>0.7853950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3_1.txt</text:p>
          </table:table-cell>
          <table:table-cell office:value-type="float" office:value="106515" calcext:value-type="float">
            <text:p>106515</text:p>
          </table:table-cell>
          <table:table-cell office:value-type="float" office:value="83852" calcext:value-type="float">
            <text:p>83852</text:p>
          </table:table-cell>
          <table:table-cell office:value-type="float" office:value="1796402" calcext:value-type="float">
            <text:p>179640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8]/[.B58]" office:value-type="float" office:value="0.787231845280008" calcext:value-type="float">
            <text:p>0.7872318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2_3.txt</text:p>
          </table:table-cell>
          <table:table-cell office:value-type="float" office:value="106515" calcext:value-type="float">
            <text:p>106515</text:p>
          </table:table-cell>
          <table:table-cell office:value-type="float" office:value="77103" calcext:value-type="float">
            <text:p>77103</text:p>
          </table:table-cell>
          <table:table-cell office:value-type="float" office:value="1670185" calcext:value-type="float">
            <text:p>167018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59]/[.B59]" office:value-type="float" office:value="0.723869877482045" calcext:value-type="float">
            <text:p>0.7238698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2_2.txt</text:p>
          </table:table-cell>
          <table:table-cell office:value-type="float" office:value="106514" calcext:value-type="float">
            <text:p>106514</text:p>
          </table:table-cell>
          <table:table-cell office:value-type="float" office:value="77033" calcext:value-type="float">
            <text:p>77033</text:p>
          </table:table-cell>
          <table:table-cell office:value-type="float" office:value="1668851" calcext:value-type="float">
            <text:p>166885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60]/[.B60]" office:value-type="float" office:value="0.723219482884879" calcext:value-type="float">
            <text:p>0.7232194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2_1.txt</text:p>
          </table:table-cell>
          <table:table-cell office:value-type="float" office:value="106513" calcext:value-type="float">
            <text:p>106513</text:p>
          </table:table-cell>
          <table:table-cell office:value-type="float" office:value="77009" calcext:value-type="float">
            <text:p>77009</text:p>
          </table:table-cell>
          <table:table-cell office:value-type="float" office:value="1668399" calcext:value-type="float">
            <text:p>166839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1]/[.B61]" office:value-type="float" office:value="0.72300094824106" calcext:value-type="float">
            <text:p>0.7230009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1_3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629" calcext:value-type="float">
            <text:p>77629</text:p>
          </table:table-cell>
          <table:table-cell office:value-type="float" office:value="1684333" calcext:value-type="float">
            <text:p>16843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62]/[.B62]" office:value-type="float" office:value="0.728849205231483" calcext:value-type="float">
            <text:p>0.7288492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1_2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622" calcext:value-type="float">
            <text:p>77622</text:p>
          </table:table-cell>
          <table:table-cell office:value-type="float" office:value="1684196" calcext:value-type="float">
            <text:p>168419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3]/[.B63]" office:value-type="float" office:value="0.728783483085936" calcext:value-type="float">
            <text:p>0.7287834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1_1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624" calcext:value-type="float">
            <text:p>77624</text:p>
          </table:table-cell>
          <table:table-cell office:value-type="float" office:value="1684236" calcext:value-type="float">
            <text:p>168423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C64]/[.B64]" office:value-type="float" office:value="0.728802260841807" calcext:value-type="float">
            <text:p>0.7288022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3_3.txt</text:p>
          </table:table-cell>
          <table:table-cell office:value-type="float" office:value="1007769" calcext:value-type="float">
            <text:p>1007769</text:p>
          </table:table-cell>
          <table:table-cell office:value-type="float" office:value="785701" calcext:value-type="float">
            <text:p>785701</text:p>
          </table:table-cell>
          <table:table-cell office:value-type="float" office:value="16934033" calcext:value-type="float">
            <text:p>169340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C65]/[.B65]" office:value-type="float" office:value="0.779643946182111" calcext:value-type="float">
            <text:p>0.7796439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3_2.txt</text:p>
          </table:table-cell>
          <table:table-cell office:value-type="float" office:value="1007767" calcext:value-type="float">
            <text:p>1007767</text:p>
          </table:table-cell>
          <table:table-cell office:value-type="float" office:value="785690" calcext:value-type="float">
            <text:p>785690</text:p>
          </table:table-cell>
          <table:table-cell office:value-type="float" office:value="16933824" calcext:value-type="float">
            <text:p>1693382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6]/[.B66]" office:value-type="float" office:value="0.779634578230881" calcext:value-type="float">
            <text:p>0.7796345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3_1.txt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786002" calcext:value-type="float">
            <text:p>786002</text:p>
          </table:table-cell>
          <table:table-cell office:value-type="float" office:value="16939784" calcext:value-type="float">
            <text:p>1693978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7]/[.B67]" office:value-type="float" office:value="0.77993333869164" calcext:value-type="float">
            <text:p>0.7799333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2_3.txt</text:p>
          </table:table-cell>
          <table:table-cell office:value-type="float" office:value="1007768" calcext:value-type="float">
            <text:p>1007768</text:p>
          </table:table-cell>
          <table:table-cell office:value-type="float" office:value="724218" calcext:value-type="float">
            <text:p>724218</text:p>
          </table:table-cell>
          <table:table-cell office:value-type="float" office:value="15767872" calcext:value-type="float">
            <text:p>1576787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68]/[.B68]" office:value-type="float" office:value="0.71863563836121" calcext:value-type="float">
            <text:p>0.7186356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2_2.txt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724073" calcext:value-type="float">
            <text:p>724073</text:p>
          </table:table-cell>
          <table:table-cell office:value-type="float" office:value="15765145" calcext:value-type="float">
            <text:p>1576514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C69]/[.B69]" office:value-type="float" office:value="0.718482487762718" calcext:value-type="float">
            <text:p>0.7184824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2_1.txt</text:p>
          </table:table-cell>
          <table:table-cell office:value-type="float" office:value="1007773" calcext:value-type="float">
            <text:p>1007773</text:p>
          </table:table-cell>
          <table:table-cell office:value-type="float" office:value="723954" calcext:value-type="float">
            <text:p>723954</text:p>
          </table:table-cell>
          <table:table-cell office:value-type="float" office:value="15762874" calcext:value-type="float">
            <text:p>1576287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0]/[.B70]" office:value-type="float" office:value="0.718370109141642" calcext:value-type="float">
            <text:p>0.7183701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1_3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521" calcext:value-type="float">
            <text:p>732521</text:p>
          </table:table-cell>
          <table:table-cell office:value-type="float" office:value="15929729" calcext:value-type="float">
            <text:p>159297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1]/[.B71]" office:value-type="float" office:value="0.726895555297552" calcext:value-type="float">
            <text:p>0.7268955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1_2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545" calcext:value-type="float">
            <text:p>732545</text:p>
          </table:table-cell>
          <table:table-cell office:value-type="float" office:value="15930197" calcext:value-type="float">
            <text:p>1593019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72]/[.B72]" office:value-type="float" office:value="0.726919370987925" calcext:value-type="float">
            <text:p>0.72691937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t_1_1_1.txt</text:p>
          </table:table-cell>
          <table:table-cell table:style-name="ce1" office:value-type="float" office:value="1007739" calcext:value-type="float">
            <text:p>1007739</text:p>
          </table:table-cell>
          <table:table-cell table:style-name="ce1" office:value-type="float" office:value="732509" calcext:value-type="float">
            <text:p>732509</text:p>
          </table:table-cell>
          <table:table-cell table:style-name="ce1" office:value-type="float" office:value="15929507" calcext:value-type="float">
            <text:p>15929507</text:p>
          </table:table-cell>
          <table:table-cell table:style-name="ce1" office:value-type="string" calcext:value-type="string">
            <text:p>haff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73]/[.B73]" office:value-type="float" office:value="0.726883647452366" calcext:value-type="float">
            <text:p>0.7268836475</text:p>
          </table:table-cell>
          <table:table-cell/>
          <table:table-cell office:value-type="string" calcext:value-type="string">
            <text:p>Average</text:p>
          </table:table-cell>
          <table:table-cell table:formula="of:=AVERAGE([.K2:.K73])" office:value-type="float" office:value="0.747768019050696" calcext:value-type="float">
            <text:p>0.7477680191</text:p>
          </table:table-cell>
        </table:table-row>
        <table:table-row table:style-name="ro1">
          <table:table-cell office:value-type="string" calcext:value-type="string">
            <text:p>set_80_3_3.txt</text:p>
          </table:table-cell>
          <table:table-cell office:value-type="float" office:value="81933" calcext:value-type="float">
            <text:p>81933</text:p>
          </table:table-cell>
          <table:table-cell office:value-type="float" office:value="65362" calcext:value-type="float">
            <text:p>65362</text:p>
          </table:table-cell>
          <table:table-cell office:value-type="float" office:value="1397802" calcext:value-type="float">
            <text:p>139780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" table:formula="of:=[.C74]/[.B74]" office:value-type="float" office:value="0.797749380591459" calcext:value-type="float">
            <text:p>0.7977493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3_2.txt</text:p>
          </table:table-cell>
          <table:table-cell office:value-type="float" office:value="81935" calcext:value-type="float">
            <text:p>81935</text:p>
          </table:table-cell>
          <table:table-cell office:value-type="float" office:value="65434" calcext:value-type="float">
            <text:p>65434</text:p>
          </table:table-cell>
          <table:table-cell office:value-type="float" office:value="1399178" calcext:value-type="float">
            <text:p>13991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75]/[.B75]" office:value-type="float" office:value="0.798608653200708" calcext:value-type="float">
            <text:p>0.7986086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3_1.txt</text:p>
          </table:table-cell>
          <table:table-cell office:value-type="float" office:value="81931" calcext:value-type="float">
            <text:p>81931</text:p>
          </table:table-cell>
          <table:table-cell office:value-type="float" office:value="65315" calcext:value-type="float">
            <text:p>65315</text:p>
          </table:table-cell>
          <table:table-cell office:value-type="float" office:value="1396907" calcext:value-type="float">
            <text:p>139690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76]/[.B76]" office:value-type="float" office:value="0.797195200839731" calcext:value-type="float">
            <text:p>0.797195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2_3.txt</text:p>
          </table:table-cell>
          <table:table-cell office:value-type="float" office:value="81934" calcext:value-type="float">
            <text:p>81934</text:p>
          </table:table-cell>
          <table:table-cell office:value-type="float" office:value="59518" calcext:value-type="float">
            <text:p>59518</text:p>
          </table:table-cell>
          <table:table-cell office:value-type="float" office:value="1288346" calcext:value-type="float">
            <text:p>128834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77]/[.B77]" office:value-type="float" office:value="0.726413942929675" calcext:value-type="float">
            <text:p>0.7264139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2_2.txt</text:p>
          </table:table-cell>
          <table:table-cell office:value-type="float" office:value="81934" calcext:value-type="float">
            <text:p>81934</text:p>
          </table:table-cell>
          <table:table-cell office:value-type="float" office:value="59538" calcext:value-type="float">
            <text:p>59538</text:p>
          </table:table-cell>
          <table:table-cell office:value-type="float" office:value="1288722" calcext:value-type="float">
            <text:p>128872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table:formula="of:=[.C78]/[.B78]" office:value-type="float" office:value="0.726658041838553" calcext:value-type="float">
            <text:p>0.7266580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2_1.txt</text:p>
          </table:table-cell>
          <table:table-cell office:value-type="float" office:value="81935" calcext:value-type="float">
            <text:p>81935</text:p>
          </table:table-cell>
          <table:table-cell office:value-type="float" office:value="59562" calcext:value-type="float">
            <text:p>59562</text:p>
          </table:table-cell>
          <table:table-cell office:value-type="float" office:value="1289188" calcext:value-type="float">
            <text:p>128918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79]/[.B79]" office:value-type="float" office:value="0.726942088240679" calcext:value-type="float">
            <text:p>0.7269420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1_3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854" calcext:value-type="float">
            <text:p>59854</text:p>
          </table:table-cell>
          <table:table-cell office:value-type="float" office:value="1297910" calcext:value-type="float">
            <text:p>129791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80]/[.B80]" office:value-type="float" office:value="0.730550469913341" calcext:value-type="float">
            <text:p>0.7305504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1_2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855" calcext:value-type="float">
            <text:p>59855</text:p>
          </table:table-cell>
          <table:table-cell office:value-type="float" office:value="1297931" calcext:value-type="float">
            <text:p>129793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81]/[.B81]" office:value-type="float" office:value="0.730562675454656" calcext:value-type="float">
            <text:p>0.7305626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80_1_1.txt</text:p>
          </table:table-cell>
          <table:table-cell office:value-type="float" office:value="81930" calcext:value-type="float">
            <text:p>81930</text:p>
          </table:table-cell>
          <table:table-cell office:value-type="float" office:value="59846" calcext:value-type="float">
            <text:p>59846</text:p>
          </table:table-cell>
          <table:table-cell office:value-type="float" office:value="1297772" calcext:value-type="float">
            <text:p>129777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table:formula="of:=[.C82]/[.B82]" office:value-type="float" office:value="0.730452825582815" calcext:value-type="float">
            <text:p>0.730452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3_3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52434" calcext:value-type="float">
            <text:p>52434</text:p>
          </table:table-cell>
          <table:table-cell office:value-type="float" office:value="1119398" calcext:value-type="float">
            <text:p>11193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" table:formula="of:=[.C83]/[.B83]" office:value-type="float" office:value="0.799932873619332" calcext:value-type="float">
            <text:p>0.7999328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3_2.txt</text:p>
          </table:table-cell>
          <table:table-cell office:value-type="float" office:value="65545" calcext:value-type="float">
            <text:p>65545</text:p>
          </table:table-cell>
          <table:table-cell office:value-type="float" office:value="52395" calcext:value-type="float">
            <text:p>52395</text:p>
          </table:table-cell>
          <table:table-cell office:value-type="float" office:value="1118651" calcext:value-type="float">
            <text:p>111865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84]/[.B84]" office:value-type="float" office:value="0.799374475551148" calcext:value-type="float">
            <text:p>0.7993744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3_1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52405" calcext:value-type="float">
            <text:p>52405</text:p>
          </table:table-cell>
          <table:table-cell office:value-type="float" office:value="1118845" calcext:value-type="float">
            <text:p>111884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85]/[.B85]" office:value-type="float" office:value="0.79950264695562" calcext:value-type="float">
            <text:p>0.799502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2_3.txt</text:p>
          </table:table-cell>
          <table:table-cell office:value-type="float" office:value="65548" calcext:value-type="float">
            <text:p>65548</text:p>
          </table:table-cell>
          <table:table-cell office:value-type="float" office:value="47768" calcext:value-type="float">
            <text:p>47768</text:p>
          </table:table-cell>
          <table:table-cell office:value-type="float" office:value="1032322" calcext:value-type="float">
            <text:p>103232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86]/[.B86]" office:value-type="float" office:value="0.728748398120461" calcext:value-type="float">
            <text:p>0.7287483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2_2.txt</text:p>
          </table:table-cell>
          <table:table-cell office:value-type="float" office:value="65550" calcext:value-type="float">
            <text:p>65550</text:p>
          </table:table-cell>
          <table:table-cell office:value-type="float" office:value="47851" calcext:value-type="float">
            <text:p>47851</text:p>
          </table:table-cell>
          <table:table-cell office:value-type="float" office:value="1033897" calcext:value-type="float">
            <text:p>103389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table:formula="of:=[.C87]/[.B87]" office:value-type="float" office:value="0.729992372234935" calcext:value-type="float">
            <text:p>0.7299923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2_1.txt</text:p>
          </table:table-cell>
          <table:table-cell office:value-type="float" office:value="65547" calcext:value-type="float">
            <text:p>65547</text:p>
          </table:table-cell>
          <table:table-cell office:value-type="float" office:value="47818" calcext:value-type="float">
            <text:p>47818</text:p>
          </table:table-cell>
          <table:table-cell office:value-type="float" office:value="1033272" calcext:value-type="float">
            <text:p>103327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88]/[.B88]" office:value-type="float" office:value="0.729522327490198" calcext:value-type="float">
            <text:p>0.729522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1_3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938" calcext:value-type="float">
            <text:p>47938</text:p>
          </table:table-cell>
          <table:table-cell office:value-type="float" office:value="1038734" calcext:value-type="float">
            <text:p>103873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89]/[.B89]" office:value-type="float" office:value="0.73138654949347" calcext:value-type="float">
            <text:p>0.7313865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1_2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936" calcext:value-type="float">
            <text:p>47936</text:p>
          </table:table-cell>
          <table:table-cell office:value-type="float" office:value="1038708" calcext:value-type="float">
            <text:p>103870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90]/[.B90]" office:value-type="float" office:value="0.731356035640181" calcext:value-type="float">
            <text:p>0.7313560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60_1_1.txt</text:p>
          </table:table-cell>
          <table:table-cell office:value-type="float" office:value="65544" calcext:value-type="float">
            <text:p>65544</text:p>
          </table:table-cell>
          <table:table-cell office:value-type="float" office:value="47936" calcext:value-type="float">
            <text:p>47936</text:p>
          </table:table-cell>
          <table:table-cell office:value-type="float" office:value="1038696" calcext:value-type="float">
            <text:p>103869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table:formula="of:=[.C91]/[.B91]" office:value-type="float" office:value="0.731356035640181" calcext:value-type="float">
            <text:p>0.7313560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3_3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3020" calcext:value-type="float">
            <text:p>33020</text:p>
          </table:table-cell>
          <table:table-cell office:value-type="float" office:value="701382" calcext:value-type="float">
            <text:p>70138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" table:formula="of:=[.C92]/[.B92]" office:value-type="float" office:value="0.80603427232339" calcext:value-type="float">
            <text:p>0.8060342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3_2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3072" calcext:value-type="float">
            <text:p>33072</text:p>
          </table:table-cell>
          <table:table-cell office:value-type="float" office:value="702356" calcext:value-type="float">
            <text:p>70235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93]/[.B93]" office:value-type="float" office:value="0.807303617634136" calcext:value-type="float">
            <text:p>0.8073036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3_1.txt</text:p>
          </table:table-cell>
          <table:table-cell office:value-type="float" office:value="40968" calcext:value-type="float">
            <text:p>40968</text:p>
          </table:table-cell>
          <table:table-cell office:value-type="float" office:value="33034" calcext:value-type="float">
            <text:p>33034</text:p>
          </table:table-cell>
          <table:table-cell office:value-type="float" office:value="701638" calcext:value-type="float">
            <text:p>70163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94]/[.B94]" office:value-type="float" office:value="0.806336652997461" calcext:value-type="float">
            <text:p>0.8063366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2_3.txt</text:p>
          </table:table-cell>
          <table:table-cell office:value-type="float" office:value="40966" calcext:value-type="float">
            <text:p>40966</text:p>
          </table:table-cell>
          <table:table-cell office:value-type="float" office:value="30093" calcext:value-type="float">
            <text:p>30093</text:p>
          </table:table-cell>
          <table:table-cell office:value-type="float" office:value="647329" calcext:value-type="float">
            <text:p>64732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95]/[.B95]" office:value-type="float" office:value="0.734584777620466" calcext:value-type="float">
            <text:p>0.734584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2_2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68" calcext:value-type="float">
            <text:p>30068</text:p>
          </table:table-cell>
          <table:table-cell office:value-type="float" office:value="646854" calcext:value-type="float">
            <text:p>64685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table:formula="of:=[.C96]/[.B96]" office:value-type="float" office:value="0.733992432564384" calcext:value-type="float">
            <text:p>0.7339924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2_1.txt</text:p>
          </table:table-cell>
          <table:table-cell office:value-type="float" office:value="40967" calcext:value-type="float">
            <text:p>40967</text:p>
          </table:table-cell>
          <table:table-cell office:value-type="float" office:value="30083" calcext:value-type="float">
            <text:p>30083</text:p>
          </table:table-cell>
          <table:table-cell office:value-type="float" office:value="647151" calcext:value-type="float">
            <text:p>64715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97]/[.B97]" office:value-type="float" office:value="0.734322747577318" calcext:value-type="float">
            <text:p>0.734322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1_3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68" calcext:value-type="float">
            <text:p>30068</text:p>
          </table:table-cell>
          <table:table-cell office:value-type="float" office:value="650058" calcext:value-type="float">
            <text:p>65005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98]/[.B98]" office:value-type="float" office:value="0.733992432564384" calcext:value-type="float">
            <text:p>0.7339924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1_2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71" calcext:value-type="float">
            <text:p>30071</text:p>
          </table:table-cell>
          <table:table-cell office:value-type="float" office:value="650117" calcext:value-type="float">
            <text:p>65011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99]/[.B99]" office:value-type="float" office:value="0.734065665812279" calcext:value-type="float">
            <text:p>0.7340656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40_1_1.txt</text:p>
          </table:table-cell>
          <table:table-cell office:value-type="float" office:value="40965" calcext:value-type="float">
            <text:p>40965</text:p>
          </table:table-cell>
          <table:table-cell office:value-type="float" office:value="30069" calcext:value-type="float">
            <text:p>30069</text:p>
          </table:table-cell>
          <table:table-cell office:value-type="float" office:value="650075" calcext:value-type="float">
            <text:p>65007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table:formula="of:=[.C100]/[.B100]" office:value-type="float" office:value="0.734016843647016" calcext:value-type="float">
            <text:p>0.7340168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3_3.txt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2372171" calcext:value-type="float">
            <text:p>2372171</text:p>
          </table:table-cell>
          <table:table-cell office:value-type="float" office:value="51077207" calcext:value-type="float">
            <text:p>5107720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1" table:formula="of:=[.C101]/[.B101]" office:value-type="float" office:value="0.788896319824513" calcext:value-type="float">
            <text:p>0.7888963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3_2.txt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2371608" calcext:value-type="float">
            <text:p>2371608</text:p>
          </table:table-cell>
          <table:table-cell office:value-type="float" office:value="51066506" calcext:value-type="float">
            <text:p>5106650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102]/[.B102]" office:value-type="float" office:value="0.788709086851822" calcext:value-type="float">
            <text:p>0.7887090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3_1.txt</text:p>
          </table:table-cell>
          <table:table-cell office:value-type="float" office:value="3006948" calcext:value-type="float">
            <text:p>3006948</text:p>
          </table:table-cell>
          <table:table-cell office:value-type="float" office:value="2372103" calcext:value-type="float">
            <text:p>2372103</text:p>
          </table:table-cell>
          <table:table-cell office:value-type="float" office:value="51075913" calcext:value-type="float">
            <text:p>5107591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103]/[.B103]" office:value-type="float" office:value="0.788873967890366" calcext:value-type="float">
            <text:p>0.7888739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2_3.txt</text:p>
          </table:table-cell>
          <table:table-cell office:value-type="float" office:value="3006953" calcext:value-type="float">
            <text:p>3006953</text:p>
          </table:table-cell>
          <table:table-cell office:value-type="float" office:value="2164563" calcext:value-type="float">
            <text:p>2164563</text:p>
          </table:table-cell>
          <table:table-cell office:value-type="float" office:value="47134235" calcext:value-type="float">
            <text:p>4713423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104]/[.B104]" office:value-type="float" office:value="0.719852621574065" calcext:value-type="float">
            <text:p>0.7198526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2_2.txt</text:p>
          </table:table-cell>
          <table:table-cell office:value-type="float" office:value="3006960" calcext:value-type="float">
            <text:p>3006960</text:p>
          </table:table-cell>
          <table:table-cell office:value-type="float" office:value="2164566" calcext:value-type="float">
            <text:p>2164566</text:p>
          </table:table-cell>
          <table:table-cell office:value-type="float" office:value="47134314" calcext:value-type="float">
            <text:p>471343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table:formula="of:=[.C105]/[.B105]" office:value-type="float" office:value="0.719851943491101" calcext:value-type="float">
            <text:p>0.7198519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2_1.txt</text:p>
          </table:table-cell>
          <table:table-cell office:value-type="float" office:value="3006972" calcext:value-type="float">
            <text:p>3006972</text:p>
          </table:table-cell>
          <table:table-cell office:value-type="float" office:value="2164717" calcext:value-type="float">
            <text:p>2164717</text:p>
          </table:table-cell>
          <table:table-cell office:value-type="float" office:value="47137197" calcext:value-type="float">
            <text:p>4713719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106]/[.B106]" office:value-type="float" office:value="0.71989928738944" calcext:value-type="float">
            <text:p>0.7198992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1_3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07" calcext:value-type="float">
            <text:p>2185907</text:p>
          </table:table-cell>
          <table:table-cell office:value-type="float" office:value="47542729" calcext:value-type="float">
            <text:p>4754272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107]/[.B107]" office:value-type="float" office:value="0.726980332449679" calcext:value-type="float">
            <text:p>0.7269803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1_2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27" calcext:value-type="float">
            <text:p>2185927</text:p>
          </table:table-cell>
          <table:table-cell office:value-type="float" office:value="47543101" calcext:value-type="float">
            <text:p>4754310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108]/[.B108]" office:value-type="float" office:value="0.726986983970832" calcext:value-type="float">
            <text:p>0.726986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3_1_1.txt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2185900" calcext:value-type="float">
            <text:p>2185900</text:p>
          </table:table-cell>
          <table:table-cell office:value-type="float" office:value="47542598" calcext:value-type="float">
            <text:p>475425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table:formula="of:=[.C109]/[.B109]" office:value-type="float" office:value="0.726978004417275" calcext:value-type="float">
            <text:p>0.7269780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3_3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20111" calcext:value-type="float">
            <text:p>20111</text:p>
          </table:table-cell>
          <table:table-cell office:value-type="float" office:value="423327" calcext:value-type="float">
            <text:p>42332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" table:formula="of:=[.C110]/[.B110]" office:value-type="float" office:value="0.818218804670654" calcext:value-type="float">
            <text:p>0.8182188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3_2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20109" calcext:value-type="float">
            <text:p>20109</text:p>
          </table:table-cell>
          <table:table-cell office:value-type="float" office:value="423301" calcext:value-type="float">
            <text:p>42330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111]/[.B111]" office:value-type="float" office:value="0.818104149715216" calcext:value-type="float">
            <text:p>0.8181041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3_1.txt</text:p>
          </table:table-cell>
          <table:table-cell office:value-type="float" office:value="24580" calcext:value-type="float">
            <text:p>24580</text:p>
          </table:table-cell>
          <table:table-cell office:value-type="float" office:value="20173" calcext:value-type="float">
            <text:p>20173</text:p>
          </table:table-cell>
          <table:table-cell office:value-type="float" office:value="424509" calcext:value-type="float">
            <text:p>42450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112]/[.B112]" office:value-type="float" office:value="0.820707892595606" calcext:value-type="float">
            <text:p>0.8207078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2_3.txt</text:p>
          </table:table-cell>
          <table:table-cell office:value-type="float" office:value="24582" calcext:value-type="float">
            <text:p>24582</text:p>
          </table:table-cell>
          <table:table-cell office:value-type="float" office:value="18236" calcext:value-type="float">
            <text:p>18236</text:p>
          </table:table-cell>
          <table:table-cell office:value-type="float" office:value="389280" calcext:value-type="float">
            <text:p>38928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113]/[.B113]" office:value-type="float" office:value="0.741843625416972" calcext:value-type="float">
            <text:p>0.7418436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2_2.txt</text:p>
          </table:table-cell>
          <table:table-cell office:value-type="float" office:value="24581" calcext:value-type="float">
            <text:p>24581</text:p>
          </table:table-cell>
          <table:table-cell office:value-type="float" office:value="18348" calcext:value-type="float">
            <text:p>18348</text:p>
          </table:table-cell>
          <table:table-cell office:value-type="float" office:value="391418" calcext:value-type="float">
            <text:p>39141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table:formula="of:=[.C114]/[.B114]" office:value-type="float" office:value="0.74643016964322" calcext:value-type="float">
            <text:p>0.7464301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2_1.txt</text:p>
          </table:table-cell>
          <table:table-cell office:value-type="float" office:value="24581" calcext:value-type="float">
            <text:p>24581</text:p>
          </table:table-cell>
          <table:table-cell office:value-type="float" office:value="18250" calcext:value-type="float">
            <text:p>18250</text:p>
          </table:table-cell>
          <table:table-cell office:value-type="float" office:value="389542" calcext:value-type="float">
            <text:p>38954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115]/[.B115]" office:value-type="float" office:value="0.742443350555307" calcext:value-type="float">
            <text:p>0.7424433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1_3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56" calcext:value-type="float">
            <text:p>18156</text:p>
          </table:table-cell>
          <table:table-cell office:value-type="float" office:value="390952" calcext:value-type="float">
            <text:p>39095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116]/[.B116]" office:value-type="float" office:value="0.738679360429635" calcext:value-type="float">
            <text:p>0.7386793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1_2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50" calcext:value-type="float">
            <text:p>18150</text:p>
          </table:table-cell>
          <table:table-cell office:value-type="float" office:value="390842" calcext:value-type="float">
            <text:p>39084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117]/[.B117]" office:value-type="float" office:value="0.73843524960332" calcext:value-type="float">
            <text:p>0.73843524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0_1_1.txt</text:p>
          </table:table-cell>
          <table:table-cell office:value-type="float" office:value="24579" calcext:value-type="float">
            <text:p>24579</text:p>
          </table:table-cell>
          <table:table-cell office:value-type="float" office:value="18156" calcext:value-type="float">
            <text:p>18156</text:p>
          </table:table-cell>
          <table:table-cell office:value-type="float" office:value="390958" calcext:value-type="float">
            <text:p>39095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table:formula="of:=[.C118]/[.B118]" office:value-type="float" office:value="0.738679360429635" calcext:value-type="float">
            <text:p>0.7386793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3_3.txt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1583317" calcext:value-type="float">
            <text:p>1583317</text:p>
          </table:table-cell>
          <table:table-cell office:value-type="float" office:value="34089793" calcext:value-type="float">
            <text:p>3408979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" table:formula="of:=[.C119]/[.B119]" office:value-type="float" office:value="0.788757057165218" calcext:value-type="float">
            <text:p>0.7887570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3_2.txt</text:p>
          </table:table-cell>
          <table:table-cell office:value-type="float" office:value="2007351" calcext:value-type="float">
            <text:p>2007351</text:p>
          </table:table-cell>
          <table:table-cell office:value-type="float" office:value="1583647" calcext:value-type="float">
            <text:p>1583647</text:p>
          </table:table-cell>
          <table:table-cell office:value-type="float" office:value="34096057" calcext:value-type="float">
            <text:p>3409605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120]/[.B120]" office:value-type="float" office:value="0.788923810534381" calcext:value-type="float">
            <text:p>0.7889238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3_1.txt</text:p>
          </table:table-cell>
          <table:table-cell office:value-type="float" office:value="2007341" calcext:value-type="float">
            <text:p>2007341</text:p>
          </table:table-cell>
          <table:table-cell office:value-type="float" office:value="1583423" calcext:value-type="float">
            <text:p>1583423</text:p>
          </table:table-cell>
          <table:table-cell office:value-type="float" office:value="34091785" calcext:value-type="float">
            <text:p>3409178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121]/[.B121]" office:value-type="float" office:value="0.78881615032025" calcext:value-type="float">
            <text:p>0.78881615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2_3.txt</text:p>
          </table:table-cell>
          <table:table-cell office:value-type="float" office:value="2007383" calcext:value-type="float">
            <text:p>2007383</text:p>
          </table:table-cell>
          <table:table-cell office:value-type="float" office:value="1445384" calcext:value-type="float">
            <text:p>1445384</text:p>
          </table:table-cell>
          <table:table-cell office:value-type="float" office:value="31470690" calcext:value-type="float">
            <text:p>3147069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122]/[.B122]" office:value-type="float" office:value="0.720033994509269" calcext:value-type="float">
            <text:p>0.7200339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2_2.txt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1445461" calcext:value-type="float">
            <text:p>1445461</text:p>
          </table:table-cell>
          <table:table-cell office:value-type="float" office:value="31472135" calcext:value-type="float">
            <text:p>3147213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" table:formula="of:=[.C123]/[.B123]" office:value-type="float" office:value="0.72007558133163" calcext:value-type="float">
            <text:p>0.72007558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2_1.txt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1445100" calcext:value-type="float">
            <text:p>1445100</text:p>
          </table:table-cell>
          <table:table-cell office:value-type="float" office:value="31465276" calcext:value-type="float">
            <text:p>314652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124]/[.B124]" office:value-type="float" office:value="0.719895744390432" calcext:value-type="float">
            <text:p>0.7198957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1_3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9365" calcext:value-type="float">
            <text:p>1459365</text:p>
          </table:table-cell>
          <table:table-cell office:value-type="float" office:value="31739335" calcext:value-type="float">
            <text:p>3173933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125]/[.B125]" office:value-type="float" office:value="0.727034277643683" calcext:value-type="float">
            <text:p>0.7270342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1_2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9380" calcext:value-type="float">
            <text:p>1459380</text:p>
          </table:table-cell>
          <table:table-cell office:value-type="float" office:value="31739614" calcext:value-type="float">
            <text:p>317396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126]/[.B126]" office:value-type="float" office:value="0.72704175042408" calcext:value-type="float">
            <text:p>0.7270417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2_1_1.txt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1459371" calcext:value-type="float">
            <text:p>1459371</text:p>
          </table:table-cell>
          <table:table-cell office:value-type="float" office:value="31739447" calcext:value-type="float">
            <text:p>3173944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table:formula="of:=[.C127]/[.B127]" office:value-type="float" office:value="0.727037266755842" calcext:value-type="float">
            <text:p>0.7270372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3_3.txt</text:p>
          </table:table-cell>
          <table:table-cell office:value-type="float" office:value="106511" calcext:value-type="float">
            <text:p>106511</text:p>
          </table:table-cell>
          <table:table-cell office:value-type="float" office:value="84707" calcext:value-type="float">
            <text:p>84707</text:p>
          </table:table-cell>
          <table:table-cell office:value-type="float" office:value="1814525" calcext:value-type="float">
            <text:p>181452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" table:formula="of:=[.C128]/[.B128]" office:value-type="float" office:value="0.795288749518829" calcext:value-type="float">
            <text:p>0.7952887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3_2.txt</text:p>
          </table:table-cell>
          <table:table-cell office:value-type="float" office:value="106512" calcext:value-type="float">
            <text:p>106512</text:p>
          </table:table-cell>
          <table:table-cell office:value-type="float" office:value="84744" calcext:value-type="float">
            <text:p>84744</text:p>
          </table:table-cell>
          <table:table-cell office:value-type="float" office:value="1815230" calcext:value-type="float">
            <text:p>181523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129]/[.B129]" office:value-type="float" office:value="0.795628661559261" calcext:value-type="float">
            <text:p>0.7956286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3_1.txt</text:p>
          </table:table-cell>
          <table:table-cell office:value-type="float" office:value="106515" calcext:value-type="float">
            <text:p>106515</text:p>
          </table:table-cell>
          <table:table-cell office:value-type="float" office:value="84862" calcext:value-type="float">
            <text:p>84862</text:p>
          </table:table-cell>
          <table:table-cell office:value-type="float" office:value="1817476" calcext:value-type="float">
            <text:p>18174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130]/[.B130]" office:value-type="float" office:value="0.796714077829414" calcext:value-type="float">
            <text:p>0.7967140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2_3.txt</text:p>
          </table:table-cell>
          <table:table-cell office:value-type="float" office:value="106515" calcext:value-type="float">
            <text:p>106515</text:p>
          </table:table-cell>
          <table:table-cell office:value-type="float" office:value="77365" calcext:value-type="float">
            <text:p>77365</text:p>
          </table:table-cell>
          <table:table-cell office:value-type="float" office:value="1676595" calcext:value-type="float">
            <text:p>167659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131]/[.B131]" office:value-type="float" office:value="0.726329624935455" calcext:value-type="float">
            <text:p>0.7263296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2_2.txt</text:p>
          </table:table-cell>
          <table:table-cell office:value-type="float" office:value="106514" calcext:value-type="float">
            <text:p>106514</text:p>
          </table:table-cell>
          <table:table-cell office:value-type="float" office:value="77283" calcext:value-type="float">
            <text:p>77283</text:p>
          </table:table-cell>
          <table:table-cell office:value-type="float" office:value="1675033" calcext:value-type="float">
            <text:p>167503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table:formula="of:=[.C132]/[.B132]" office:value-type="float" office:value="0.725566592185065" calcext:value-type="float">
            <text:p>0.7255665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2_1.txt</text:p>
          </table:table-cell>
          <table:table-cell office:value-type="float" office:value="106513" calcext:value-type="float">
            <text:p>106513</text:p>
          </table:table-cell>
          <table:table-cell office:value-type="float" office:value="77254" calcext:value-type="float">
            <text:p>77254</text:p>
          </table:table-cell>
          <table:table-cell office:value-type="float" office:value="1674482" calcext:value-type="float">
            <text:p>167448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133]/[.B133]" office:value-type="float" office:value="0.725301136950419" calcext:value-type="float">
            <text:p>0.725301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1_3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715" calcext:value-type="float">
            <text:p>77715</text:p>
          </table:table-cell>
          <table:table-cell office:value-type="float" office:value="1686437" calcext:value-type="float">
            <text:p>168643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134]/[.B134]" office:value-type="float" office:value="0.72965664873391" calcext:value-type="float">
            <text:p>0.7296566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1_2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718" calcext:value-type="float">
            <text:p>77718</text:p>
          </table:table-cell>
          <table:table-cell office:value-type="float" office:value="1686484" calcext:value-type="float">
            <text:p>168648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135]/[.B135]" office:value-type="float" office:value="0.729684815367715" calcext:value-type="float">
            <text:p>0.7296848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00_1_1.txt</text:p>
          </table:table-cell>
          <table:table-cell office:value-type="float" office:value="106509" calcext:value-type="float">
            <text:p>106509</text:p>
          </table:table-cell>
          <table:table-cell office:value-type="float" office:value="77717" calcext:value-type="float">
            <text:p>77717</text:p>
          </table:table-cell>
          <table:table-cell office:value-type="float" office:value="1686467" calcext:value-type="float">
            <text:p>168646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table:formula="of:=[.C136]/[.B136]" office:value-type="float" office:value="0.72967542648978" calcext:value-type="float">
            <text:p>0.7296754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3_3.txt</text:p>
          </table:table-cell>
          <table:table-cell office:value-type="float" office:value="1007769" calcext:value-type="float">
            <text:p>1007769</text:p>
          </table:table-cell>
          <table:table-cell office:value-type="float" office:value="795279" calcext:value-type="float">
            <text:p>795279</text:p>
          </table:table-cell>
          <table:table-cell office:value-type="float" office:value="17117901" calcext:value-type="float">
            <text:p>1711790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" table:formula="of:=[.C137]/[.B137]" office:value-type="float" office:value="0.789148108346258" calcext:value-type="float">
            <text:p>0.7891481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3_2.txt</text:p>
          </table:table-cell>
          <table:table-cell office:value-type="float" office:value="1007767" calcext:value-type="float">
            <text:p>1007767</text:p>
          </table:table-cell>
          <table:table-cell office:value-type="float" office:value="795281" calcext:value-type="float">
            <text:p>795281</text:p>
          </table:table-cell>
          <table:table-cell office:value-type="float" office:value="17117931" calcext:value-type="float">
            <text:p>1711793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138]/[.B138]" office:value-type="float" office:value="0.78915165906405" calcext:value-type="float">
            <text:p>0.7891516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3_1.txt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795570" calcext:value-type="float">
            <text:p>795570</text:p>
          </table:table-cell>
          <table:table-cell office:value-type="float" office:value="17123454" calcext:value-type="float">
            <text:p>1712345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139]/[.B139]" office:value-type="float" office:value="0.789427464895647" calcext:value-type="float">
            <text:p>0.7894274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2_3.txt</text:p>
          </table:table-cell>
          <table:table-cell office:value-type="float" office:value="1007768" calcext:value-type="float">
            <text:p>1007768</text:p>
          </table:table-cell>
          <table:table-cell office:value-type="float" office:value="725948" calcext:value-type="float">
            <text:p>725948</text:p>
          </table:table-cell>
          <table:table-cell office:value-type="float" office:value="15802176" calcext:value-type="float">
            <text:p>158021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140]/[.B140]" office:value-type="float" office:value="0.720352303307904" calcext:value-type="float">
            <text:p>0.7203523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2_2.txt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725833" calcext:value-type="float">
            <text:p>725833</text:p>
          </table:table-cell>
          <table:table-cell office:value-type="float" office:value="15800019" calcext:value-type="float">
            <text:p>1580001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" table:formula="of:=[.C141]/[.B141]" office:value-type="float" office:value="0.720228898937368" calcext:value-type="float">
            <text:p>0.7202288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2_1.txt</text:p>
          </table:table-cell>
          <table:table-cell office:value-type="float" office:value="1007773" calcext:value-type="float">
            <text:p>1007773</text:p>
          </table:table-cell>
          <table:table-cell office:value-type="float" office:value="725731" calcext:value-type="float">
            <text:p>725731</text:p>
          </table:table-cell>
          <table:table-cell office:value-type="float" office:value="15798065" calcext:value-type="float">
            <text:p>1579806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[.C142]/[.B142]" office:value-type="float" office:value="0.72013340305803" calcext:value-type="float">
            <text:p>0.7201334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1_3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816" calcext:value-type="float">
            <text:p>732816</text:p>
          </table:table-cell>
          <table:table-cell office:value-type="float" office:value="15935814" calcext:value-type="float">
            <text:p>159358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[.C143]/[.B143]" office:value-type="float" office:value="0.727188289825044" calcext:value-type="float">
            <text:p>0.7271882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_1_1_2.txt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732816" calcext:value-type="float">
            <text:p>732816</text:p>
          </table:table-cell>
          <table:table-cell office:value-type="float" office:value="15935814" calcext:value-type="float">
            <text:p>159358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[.C144]/[.B144]" office:value-type="float" office:value="0.727188289825044" calcext:value-type="float">
            <text:p>0.727188289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et_1_1_1.txt</text:p>
          </table:table-cell>
          <table:table-cell table:style-name="ce1" office:value-type="float" office:value="1007739" calcext:value-type="float">
            <text:p>1007739</text:p>
          </table:table-cell>
          <table:table-cell table:style-name="ce1" office:value-type="float" office:value="732821" calcext:value-type="float">
            <text:p>732821</text:p>
          </table:table-cell>
          <table:table-cell table:style-name="ce1" office:value-type="float" office:value="15935903" calcext:value-type="float">
            <text:p>15935903</text:p>
          </table:table-cell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c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table:formula="of:=[.C145]/[.B145]" office:value-type="float" office:value="0.727193251427205" calcext:value-type="float">
            <text:p>0.7271932514</text:p>
          </table:table-cell>
          <table:table-cell/>
          <table:table-cell office:value-type="string" calcext:value-type="string">
            <text:p>Average</text:p>
          </table:table-cell>
          <table:table-cell table:formula="of:=AVERAGE([.K74:.K145])" office:value-type="float" office:value="0.752124971976775" calcext:value-type="float">
            <text:p>0.752124972</text:p>
          </table:table-cell>
        </table:table-row>
        <table:table-row table:style-name="ro1">
          <table:table-cell office:value-type="string" calcext:value-type="string">
            <text:p>set_80_3_3.haff</text:p>
          </table:table-cell>
          <table:table-cell office:value-type="float" office:value="64547" calcext:value-type="float">
            <text:p>64547</text:p>
          </table:table-cell>
          <table:table-cell office:value-type="float" office:value="81933" calcext:value-type="float">
            <text:p>81933</text:p>
          </table:table-cell>
          <table:table-cell office:value-type="float" office:value="1907584" calcext:value-type="float">
            <text:p>190758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et_80_3_2.haff</text:p>
          </table:table-cell>
          <table:table-cell office:value-type="float" office:value="64617" calcext:value-type="float">
            <text:p>64617</text:p>
          </table:table-cell>
          <table:table-cell office:value-type="float" office:value="81935" calcext:value-type="float">
            <text:p>81935</text:p>
          </table:table-cell>
          <table:table-cell office:value-type="float" office:value="1909404" calcext:value-type="float">
            <text:p>190940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1.haff</text:p>
          </table:table-cell>
          <table:table-cell office:value-type="float" office:value="64479" calcext:value-type="float">
            <text:p>64479</text:p>
          </table:table-cell>
          <table:table-cell office:value-type="float" office:value="81931" calcext:value-type="float">
            <text:p>81931</text:p>
          </table:table-cell>
          <table:table-cell office:value-type="float" office:value="1905798" calcext:value-type="float">
            <text:p>190579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3.haff</text:p>
          </table:table-cell>
          <table:table-cell office:value-type="float" office:value="59313" calcext:value-type="float">
            <text:p>59313</text:p>
          </table:table-cell>
          <table:table-cell office:value-type="float" office:value="81934" calcext:value-type="float">
            <text:p>81934</text:p>
          </table:table-cell>
          <table:table-cell office:value-type="float" office:value="1774880" calcext:value-type="float">
            <text:p>177488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2.haff</text:p>
          </table:table-cell>
          <table:table-cell office:value-type="float" office:value="59349" calcext:value-type="float">
            <text:p>59349</text:p>
          </table:table-cell>
          <table:table-cell office:value-type="float" office:value="81934" calcext:value-type="float">
            <text:p>81934</text:p>
          </table:table-cell>
          <table:table-cell office:value-type="float" office:value="1775825" calcext:value-type="float">
            <text:p>177582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1.haff</text:p>
          </table:table-cell>
          <table:table-cell office:value-type="float" office:value="59371" calcext:value-type="float">
            <text:p>59371</text:p>
          </table:table-cell>
          <table:table-cell office:value-type="float" office:value="81935" calcext:value-type="float">
            <text:p>81935</text:p>
          </table:table-cell>
          <table:table-cell office:value-type="float" office:value="1776400" calcext:value-type="float">
            <text:p>177640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3.haff</text:p>
          </table:table-cell>
          <table:table-cell office:value-type="float" office:value="59756" calcext:value-type="float">
            <text:p>59756</text:p>
          </table:table-cell>
          <table:table-cell office:value-type="float" office:value="81930" calcext:value-type="float">
            <text:p>81930</text:p>
          </table:table-cell>
          <table:table-cell office:value-type="float" office:value="1793403" calcext:value-type="float">
            <text:p>179340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2.haff</text:p>
          </table:table-cell>
          <table:table-cell office:value-type="float" office:value="59755" calcext:value-type="float">
            <text:p>59755</text:p>
          </table:table-cell>
          <table:table-cell office:value-type="float" office:value="81930" calcext:value-type="float">
            <text:p>81930</text:p>
          </table:table-cell>
          <table:table-cell office:value-type="float" office:value="1793368" calcext:value-type="float">
            <text:p>179336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1.haff</text:p>
          </table:table-cell>
          <table:table-cell office:value-type="float" office:value="59780" calcext:value-type="float">
            <text:p>59780</text:p>
          </table:table-cell>
          <table:table-cell office:value-type="float" office:value="81930" calcext:value-type="float">
            <text:p>81930</text:p>
          </table:table-cell>
          <table:table-cell office:value-type="float" office:value="1794021" calcext:value-type="float">
            <text:p>179402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3.haff</text:p>
          </table:table-cell>
          <table:table-cell office:value-type="float" office:value="51770" calcext:value-type="float">
            <text:p>51770</text:p>
          </table:table-cell>
          <table:table-cell office:value-type="float" office:value="65548" calcext:value-type="float">
            <text:p>65548</text:p>
          </table:table-cell>
          <table:table-cell office:value-type="float" office:value="1526227" calcext:value-type="float">
            <text:p>152622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2.haff</text:p>
          </table:table-cell>
          <table:table-cell office:value-type="float" office:value="51740" calcext:value-type="float">
            <text:p>51740</text:p>
          </table:table-cell>
          <table:table-cell office:value-type="float" office:value="65545" calcext:value-type="float">
            <text:p>65545</text:p>
          </table:table-cell>
          <table:table-cell office:value-type="float" office:value="1525441" calcext:value-type="float">
            <text:p>152544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1.haff</text:p>
          </table:table-cell>
          <table:table-cell office:value-type="float" office:value="51738" calcext:value-type="float">
            <text:p>51738</text:p>
          </table:table-cell>
          <table:table-cell office:value-type="float" office:value="65547" calcext:value-type="float">
            <text:p>65547</text:p>
          </table:table-cell>
          <table:table-cell office:value-type="float" office:value="1525398" calcext:value-type="float">
            <text:p>152539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3.haff</text:p>
          </table:table-cell>
          <table:table-cell office:value-type="float" office:value="47602" calcext:value-type="float">
            <text:p>47602</text:p>
          </table:table-cell>
          <table:table-cell office:value-type="float" office:value="65548" calcext:value-type="float">
            <text:p>65548</text:p>
          </table:table-cell>
          <table:table-cell office:value-type="float" office:value="1421242" calcext:value-type="float">
            <text:p>142124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2.haff</text:p>
          </table:table-cell>
          <table:table-cell office:value-type="float" office:value="47687" calcext:value-type="float">
            <text:p>47687</text:p>
          </table:table-cell>
          <table:table-cell office:value-type="float" office:value="65550" calcext:value-type="float">
            <text:p>65550</text:p>
          </table:table-cell>
          <table:table-cell office:value-type="float" office:value="1423473" calcext:value-type="float">
            <text:p>142347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1.haff</text:p>
          </table:table-cell>
          <table:table-cell office:value-type="float" office:value="47647" calcext:value-type="float">
            <text:p>47647</text:p>
          </table:table-cell>
          <table:table-cell office:value-type="float" office:value="65547" calcext:value-type="float">
            <text:p>65547</text:p>
          </table:table-cell>
          <table:table-cell office:value-type="float" office:value="1422421" calcext:value-type="float">
            <text:p>142242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1_3.haff</text:p>
          </table:table-cell>
          <table:table-cell office:value-type="float" office:value="47875" calcext:value-type="float">
            <text:p>47875</text:p>
          </table:table-cell>
          <table:table-cell office:value-type="float" office:value="65544" calcext:value-type="float">
            <text:p>65544</text:p>
          </table:table-cell>
          <table:table-cell office:value-type="float" office:value="1435330" calcext:value-type="float">
            <text:p>143533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1_2.haff</text:p>
          </table:table-cell>
          <table:table-cell office:value-type="float" office:value="47870" calcext:value-type="float">
            <text:p>47870</text:p>
          </table:table-cell>
          <table:table-cell office:value-type="float" office:value="65544" calcext:value-type="float">
            <text:p>65544</text:p>
          </table:table-cell>
          <table:table-cell office:value-type="float" office:value="1435191" calcext:value-type="float">
            <text:p>143519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1_1.haff</text:p>
          </table:table-cell>
          <table:table-cell office:value-type="float" office:value="47864" calcext:value-type="float">
            <text:p>47864</text:p>
          </table:table-cell>
          <table:table-cell office:value-type="float" office:value="65544" calcext:value-type="float">
            <text:p>65544</text:p>
          </table:table-cell>
          <table:table-cell office:value-type="float" office:value="1435032" calcext:value-type="float">
            <text:p>143503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3.haff</text:p>
          </table:table-cell>
          <table:table-cell office:value-type="float" office:value="32593" calcext:value-type="float">
            <text:p>32593</text:p>
          </table:table-cell>
          <table:table-cell office:value-type="float" office:value="40966" calcext:value-type="float">
            <text:p>40966</text:p>
          </table:table-cell>
          <table:table-cell office:value-type="float" office:value="953873" calcext:value-type="float">
            <text:p>95387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2.haff</text:p>
          </table:table-cell>
          <table:table-cell office:value-type="float" office:value="32666" calcext:value-type="float">
            <text:p>32666</text:p>
          </table:table-cell>
          <table:table-cell office:value-type="float" office:value="40966" calcext:value-type="float">
            <text:p>40966</text:p>
          </table:table-cell>
          <table:table-cell office:value-type="float" office:value="955768" calcext:value-type="float">
            <text:p>95576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1.haff</text:p>
          </table:table-cell>
          <table:table-cell office:value-type="float" office:value="32619" calcext:value-type="float">
            <text:p>32619</text:p>
          </table:table-cell>
          <table:table-cell office:value-type="float" office:value="40968" calcext:value-type="float">
            <text:p>40968</text:p>
          </table:table-cell>
          <table:table-cell office:value-type="float" office:value="954555" calcext:value-type="float">
            <text:p>95455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3.haff</text:p>
          </table:table-cell>
          <table:table-cell office:value-type="float" office:value="29950" calcext:value-type="float">
            <text:p>29950</text:p>
          </table:table-cell>
          <table:table-cell office:value-type="float" office:value="40966" calcext:value-type="float">
            <text:p>40966</text:p>
          </table:table-cell>
          <table:table-cell office:value-type="float" office:value="888547" calcext:value-type="float">
            <text:p>88854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2.haff</text:p>
          </table:table-cell>
          <table:table-cell office:value-type="float" office:value="29929" calcext:value-type="float">
            <text:p>29929</text:p>
          </table:table-cell>
          <table:table-cell office:value-type="float" office:value="40965" calcext:value-type="float">
            <text:p>40965</text:p>
          </table:table-cell>
          <table:table-cell office:value-type="float" office:value="887998" calcext:value-type="float">
            <text:p>88799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1.haff</text:p>
          </table:table-cell>
          <table:table-cell office:value-type="float" office:value="29945" calcext:value-type="float">
            <text:p>29945</text:p>
          </table:table-cell>
          <table:table-cell office:value-type="float" office:value="40967" calcext:value-type="float">
            <text:p>40967</text:p>
          </table:table-cell>
          <table:table-cell office:value-type="float" office:value="888429" calcext:value-type="float">
            <text:p>8884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1_3.haff</text:p>
          </table:table-cell>
          <table:table-cell office:value-type="float" office:value="30017" calcext:value-type="float">
            <text:p>30017</text:p>
          </table:table-cell>
          <table:table-cell office:value-type="float" office:value="40965" calcext:value-type="float">
            <text:p>40965</text:p>
          </table:table-cell>
          <table:table-cell office:value-type="float" office:value="897285" calcext:value-type="float">
            <text:p>89728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1_2.haff</text:p>
          </table:table-cell>
          <table:table-cell office:value-type="float" office:value="30010" calcext:value-type="float">
            <text:p>30010</text:p>
          </table:table-cell>
          <table:table-cell office:value-type="float" office:value="40965" calcext:value-type="float">
            <text:p>40965</text:p>
          </table:table-cell>
          <table:table-cell office:value-type="float" office:value="897109" calcext:value-type="float">
            <text:p>89710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1_1.haff</text:p>
          </table:table-cell>
          <table:table-cell office:value-type="float" office:value="30017" calcext:value-type="float">
            <text:p>30017</text:p>
          </table:table-cell>
          <table:table-cell office:value-type="float" office:value="40965" calcext:value-type="float">
            <text:p>40965</text:p>
          </table:table-cell>
          <table:table-cell office:value-type="float" office:value="897273" calcext:value-type="float">
            <text:p>89727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3.haff</text:p>
          </table:table-cell>
          <table:table-cell office:value-type="float" office:value="2343813" calcext:value-type="float">
            <text:p>2343813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69943551" calcext:value-type="float">
            <text:p>6994355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2.haff</text:p>
          </table:table-cell>
          <table:table-cell office:value-type="float" office:value="2343111" calcext:value-type="float">
            <text:p>2343111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69925293" calcext:value-type="float">
            <text:p>6992529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1.haff</text:p>
          </table:table-cell>
          <table:table-cell office:value-type="float" office:value="2343668" calcext:value-type="float">
            <text:p>2343668</text:p>
          </table:table-cell>
          <table:table-cell office:value-type="float" office:value="3006948" calcext:value-type="float">
            <text:p>3006948</text:p>
          </table:table-cell>
          <table:table-cell office:value-type="float" office:value="69939772" calcext:value-type="float">
            <text:p>6993977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3.haff</text:p>
          </table:table-cell>
          <table:table-cell office:value-type="float" office:value="2159842" calcext:value-type="float">
            <text:p>2159842</text:p>
          </table:table-cell>
          <table:table-cell office:value-type="float" office:value="3006953" calcext:value-type="float">
            <text:p>3006953</text:p>
          </table:table-cell>
          <table:table-cell office:value-type="float" office:value="65163703" calcext:value-type="float">
            <text:p>6516370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2.haff</text:p>
          </table:table-cell>
          <table:table-cell office:value-type="float" office:value="2159845" calcext:value-type="float">
            <text:p>2159845</text:p>
          </table:table-cell>
          <table:table-cell office:value-type="float" office:value="3006960" calcext:value-type="float">
            <text:p>3006960</text:p>
          </table:table-cell>
          <table:table-cell office:value-type="float" office:value="65163790" calcext:value-type="float">
            <text:p>6516379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1.haff</text:p>
          </table:table-cell>
          <table:table-cell office:value-type="float" office:value="2159977" calcext:value-type="float">
            <text:p>2159977</text:p>
          </table:table-cell>
          <table:table-cell office:value-type="float" office:value="3006972" calcext:value-type="float">
            <text:p>3006972</text:p>
          </table:table-cell>
          <table:table-cell office:value-type="float" office:value="65167261" calcext:value-type="float">
            <text:p>6516726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1_3.haff</text:p>
          </table:table-cell>
          <table:table-cell office:value-type="float" office:value="2185404" calcext:value-type="float">
            <text:p>2185404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4951" calcext:value-type="float">
            <text:p>6583495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1_2.haff</text:p>
          </table:table-cell>
          <table:table-cell office:value-type="float" office:value="2185368" calcext:value-type="float">
            <text:p>2185368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4000" calcext:value-type="float">
            <text:p>6583400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1_1.haff</text:p>
          </table:table-cell>
          <table:table-cell office:value-type="float" office:value="2185411" calcext:value-type="float">
            <text:p>2185411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35133" calcext:value-type="float">
            <text:p>65835133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3.haff</text:p>
          </table:table-cell>
          <table:table-cell office:value-type="float" office:value="19847" calcext:value-type="float">
            <text:p>19847</text:p>
          </table:table-cell>
          <table:table-cell office:value-type="float" office:value="24579" calcext:value-type="float">
            <text:p>24579</text:p>
          </table:table-cell>
          <table:table-cell office:value-type="float" office:value="573328" calcext:value-type="float">
            <text:p>57332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2.haff</text:p>
          </table:table-cell>
          <table:table-cell office:value-type="float" office:value="19854" calcext:value-type="float">
            <text:p>19854</text:p>
          </table:table-cell>
          <table:table-cell office:value-type="float" office:value="24580" calcext:value-type="float">
            <text:p>24580</text:p>
          </table:table-cell>
          <table:table-cell office:value-type="float" office:value="573501" calcext:value-type="float">
            <text:p>57350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1.haff</text:p>
          </table:table-cell>
          <table:table-cell office:value-type="float" office:value="19930" calcext:value-type="float">
            <text:p>19930</text:p>
          </table:table-cell>
          <table:table-cell office:value-type="float" office:value="24580" calcext:value-type="float">
            <text:p>24580</text:p>
          </table:table-cell>
          <table:table-cell office:value-type="float" office:value="575477" calcext:value-type="float">
            <text:p>57547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3.haff</text:p>
          </table:table-cell>
          <table:table-cell office:value-type="float" office:value="18162" calcext:value-type="float">
            <text:p>18162</text:p>
          </table:table-cell>
          <table:table-cell office:value-type="float" office:value="24582" calcext:value-type="float">
            <text:p>24582</text:p>
          </table:table-cell>
          <table:table-cell office:value-type="float" office:value="532904" calcext:value-type="float">
            <text:p>53290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2.haff</text:p>
          </table:table-cell>
          <table:table-cell office:value-type="float" office:value="18256" calcext:value-type="float">
            <text:p>18256</text:p>
          </table:table-cell>
          <table:table-cell office:value-type="float" office:value="24581" calcext:value-type="float">
            <text:p>24581</text:p>
          </table:table-cell>
          <table:table-cell office:value-type="float" office:value="535360" calcext:value-type="float">
            <text:p>53536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1.haff</text:p>
          </table:table-cell>
          <table:table-cell office:value-type="float" office:value="18179" calcext:value-type="float">
            <text:p>18179</text:p>
          </table:table-cell>
          <table:table-cell office:value-type="float" office:value="24581" calcext:value-type="float">
            <text:p>24581</text:p>
          </table:table-cell>
          <table:table-cell office:value-type="float" office:value="533340" calcext:value-type="float">
            <text:p>53334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1_3.haff</text:p>
          </table:table-cell>
          <table:table-cell office:value-type="float" office:value="18113" calcext:value-type="float">
            <text:p>18113</text:p>
          </table:table-cell>
          <table:table-cell office:value-type="float" office:value="24579" calcext:value-type="float">
            <text:p>24579</text:p>
          </table:table-cell>
          <table:table-cell office:value-type="float" office:value="538629" calcext:value-type="float">
            <text:p>53862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1_2.haff</text:p>
          </table:table-cell>
          <table:table-cell office:value-type="float" office:value="18106" calcext:value-type="float">
            <text:p>18106</text:p>
          </table:table-cell>
          <table:table-cell office:value-type="float" office:value="24579" calcext:value-type="float">
            <text:p>24579</text:p>
          </table:table-cell>
          <table:table-cell office:value-type="float" office:value="538447" calcext:value-type="float">
            <text:p>53844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1_1.haff</text:p>
          </table:table-cell>
          <table:table-cell office:value-type="float" office:value="18114" calcext:value-type="float">
            <text:p>18114</text:p>
          </table:table-cell>
          <table:table-cell office:value-type="float" office:value="24579" calcext:value-type="float">
            <text:p>24579</text:p>
          </table:table-cell>
          <table:table-cell office:value-type="float" office:value="538637" calcext:value-type="float">
            <text:p>53863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3.haff</text:p>
          </table:table-cell>
          <table:table-cell office:value-type="float" office:value="1564252" calcext:value-type="float">
            <text:p>1564252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46676174" calcext:value-type="float">
            <text:p>4667617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2.haff</text:p>
          </table:table-cell>
          <table:table-cell office:value-type="float" office:value="1564632" calcext:value-type="float">
            <text:p>1564632</text:p>
          </table:table-cell>
          <table:table-cell office:value-type="float" office:value="2007351" calcext:value-type="float">
            <text:p>2007351</text:p>
          </table:table-cell>
          <table:table-cell office:value-type="float" office:value="46686045" calcext:value-type="float">
            <text:p>4668604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1.haff</text:p>
          </table:table-cell>
          <table:table-cell office:value-type="float" office:value="1564246" calcext:value-type="float">
            <text:p>1564246</text:p>
          </table:table-cell>
          <table:table-cell office:value-type="float" office:value="2007341" calcext:value-type="float">
            <text:p>2007341</text:p>
          </table:table-cell>
          <table:table-cell office:value-type="float" office:value="46675985" calcext:value-type="float">
            <text:p>4667598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3.haff</text:p>
          </table:table-cell>
          <table:table-cell office:value-type="float" office:value="1442096" calcext:value-type="float">
            <text:p>1442096</text:p>
          </table:table-cell>
          <table:table-cell office:value-type="float" office:value="2007383" calcext:value-type="float">
            <text:p>2007383</text:p>
          </table:table-cell>
          <table:table-cell office:value-type="float" office:value="43503588" calcext:value-type="float">
            <text:p>4350358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2.haff</text:p>
          </table:table-cell>
          <table:table-cell office:value-type="float" office:value="1442216" calcext:value-type="float">
            <text:p>1442216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43506687" calcext:value-type="float">
            <text:p>4350668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1.haff</text:p>
          </table:table-cell>
          <table:table-cell office:value-type="float" office:value="1441859" calcext:value-type="float">
            <text:p>1441859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43497414" calcext:value-type="float">
            <text:p>4349741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1_3.haff</text:p>
          </table:table-cell>
          <table:table-cell office:value-type="float" office:value="1458901" calcext:value-type="float">
            <text:p>1458901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47232" calcext:value-type="float">
            <text:p>4394723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1_2.haff</text:p>
          </table:table-cell>
          <table:table-cell office:value-type="float" office:value="1458912" calcext:value-type="float">
            <text:p>1458912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47506" calcext:value-type="float">
            <text:p>4394750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1_1.haff</text:p>
          </table:table-cell>
          <table:table-cell office:value-type="float" office:value="1458910" calcext:value-type="float">
            <text:p>1458910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47454" calcext:value-type="float">
            <text:p>4394745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3.haff</text:p>
          </table:table-cell>
          <table:table-cell office:value-type="float" office:value="83653" calcext:value-type="float">
            <text:p>83653</text:p>
          </table:table-cell>
          <table:table-cell office:value-type="float" office:value="106511" calcext:value-type="float">
            <text:p>106511</text:p>
          </table:table-cell>
          <table:table-cell office:value-type="float" office:value="2478071" calcext:value-type="float">
            <text:p>247807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2.haff</text:p>
          </table:table-cell>
          <table:table-cell office:value-type="float" office:value="83654" calcext:value-type="float">
            <text:p>83654</text:p>
          </table:table-cell>
          <table:table-cell office:value-type="float" office:value="106512" calcext:value-type="float">
            <text:p>106512</text:p>
          </table:table-cell>
          <table:table-cell office:value-type="float" office:value="2478097" calcext:value-type="float">
            <text:p>247809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1.haff</text:p>
          </table:table-cell>
          <table:table-cell office:value-type="float" office:value="83852" calcext:value-type="float">
            <text:p>83852</text:p>
          </table:table-cell>
          <table:table-cell office:value-type="float" office:value="106515" calcext:value-type="float">
            <text:p>106515</text:p>
          </table:table-cell>
          <table:table-cell office:value-type="float" office:value="2483257" calcext:value-type="float">
            <text:p>248325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3.haff</text:p>
          </table:table-cell>
          <table:table-cell office:value-type="float" office:value="77103" calcext:value-type="float">
            <text:p>77103</text:p>
          </table:table-cell>
          <table:table-cell office:value-type="float" office:value="106515" calcext:value-type="float">
            <text:p>106515</text:p>
          </table:table-cell>
          <table:table-cell office:value-type="float" office:value="2311172" calcext:value-type="float">
            <text:p>231117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2.haff</text:p>
          </table:table-cell>
          <table:table-cell office:value-type="float" office:value="77033" calcext:value-type="float">
            <text:p>77033</text:p>
          </table:table-cell>
          <table:table-cell office:value-type="float" office:value="106514" calcext:value-type="float">
            <text:p>106514</text:p>
          </table:table-cell>
          <table:table-cell office:value-type="float" office:value="2309346" calcext:value-type="float">
            <text:p>2309346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1.haff</text:p>
          </table:table-cell>
          <table:table-cell office:value-type="float" office:value="77009" calcext:value-type="float">
            <text:p>77009</text:p>
          </table:table-cell>
          <table:table-cell office:value-type="float" office:value="106513" calcext:value-type="float">
            <text:p>106513</text:p>
          </table:table-cell>
          <table:table-cell office:value-type="float" office:value="2308728" calcext:value-type="float">
            <text:p>230872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3.haff</text:p>
          </table:table-cell>
          <table:table-cell office:value-type="float" office:value="77629" calcext:value-type="float">
            <text:p>77629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1838" calcext:value-type="float">
            <text:p>233183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2.haff</text:p>
          </table:table-cell>
          <table:table-cell office:value-type="float" office:value="77622" calcext:value-type="float">
            <text:p>77622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1650" calcext:value-type="float">
            <text:p>2331650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1.haff</text:p>
          </table:table-cell>
          <table:table-cell office:value-type="float" office:value="77624" calcext:value-type="float">
            <text:p>77624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1705" calcext:value-type="float">
            <text:p>233170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3.haff</text:p>
          </table:table-cell>
          <table:table-cell office:value-type="float" office:value="785701" calcext:value-type="float">
            <text:p>785701</text:p>
          </table:table-cell>
          <table:table-cell office:value-type="float" office:value="1007769" calcext:value-type="float">
            <text:p>1007769</text:p>
          </table:table-cell>
          <table:table-cell office:value-type="float" office:value="23435081" calcext:value-type="float">
            <text:p>23435081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2.haff</text:p>
          </table:table-cell>
          <table:table-cell office:value-type="float" office:value="785690" calcext:value-type="float">
            <text:p>785690</text:p>
          </table:table-cell>
          <table:table-cell office:value-type="float" office:value="1007767" calcext:value-type="float">
            <text:p>1007767</text:p>
          </table:table-cell>
          <table:table-cell office:value-type="float" office:value="23434795" calcext:value-type="float">
            <text:p>2343479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1.haff</text:p>
          </table:table-cell>
          <table:table-cell office:value-type="float" office:value="786002" calcext:value-type="float">
            <text:p>786002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23442955" calcext:value-type="float">
            <text:p>2344295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3.haff</text:p>
          </table:table-cell>
          <table:table-cell office:value-type="float" office:value="724218" calcext:value-type="float">
            <text:p>724218</text:p>
          </table:table-cell>
          <table:table-cell office:value-type="float" office:value="1007768" calcext:value-type="float">
            <text:p>1007768</text:p>
          </table:table-cell>
          <table:table-cell office:value-type="float" office:value="21839915" calcext:value-type="float">
            <text:p>21839915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2.haff</text:p>
          </table:table-cell>
          <table:table-cell office:value-type="float" office:value="724073" calcext:value-type="float">
            <text:p>724073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21836187" calcext:value-type="float">
            <text:p>21836187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1.haff</text:p>
          </table:table-cell>
          <table:table-cell office:value-type="float" office:value="723954" calcext:value-type="float">
            <text:p>723954</text:p>
          </table:table-cell>
          <table:table-cell office:value-type="float" office:value="1007773" calcext:value-type="float">
            <text:p>1007773</text:p>
          </table:table-cell>
          <table:table-cell office:value-type="float" office:value="21833078" calcext:value-type="float">
            <text:p>21833078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1_3.haff</text:p>
          </table:table-cell>
          <table:table-cell office:value-type="float" office:value="732521" calcext:value-type="float">
            <text:p>732521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62702" calcext:value-type="float">
            <text:p>22062702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1_2.haff</text:p>
          </table:table-cell>
          <table:table-cell office:value-type="float" office:value="732545" calcext:value-type="float">
            <text:p>732545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63344" calcext:value-type="float">
            <text:p>22063344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1_1.haff</text:p>
          </table:table-cell>
          <table:table-cell office:value-type="float" office:value="732509" calcext:value-type="float">
            <text:p>732509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62399" calcext:value-type="float">
            <text:p>22062399</text:p>
          </table:table-cell>
          <table:table-cell office:value-type="string" calcext:value-type="string">
            <text:p>haff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3.shan</text:p>
          </table:table-cell>
          <table:table-cell office:value-type="float" office:value="65362" calcext:value-type="float">
            <text:p>65362</text:p>
          </table:table-cell>
          <table:table-cell office:value-type="float" office:value="81933" calcext:value-type="float">
            <text:p>81933</text:p>
          </table:table-cell>
          <table:table-cell office:value-type="float" office:value="1930642" calcext:value-type="float">
            <text:p>193064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2.shan</text:p>
          </table:table-cell>
          <table:table-cell office:value-type="float" office:value="65434" calcext:value-type="float">
            <text:p>65434</text:p>
          </table:table-cell>
          <table:table-cell office:value-type="float" office:value="81935" calcext:value-type="float">
            <text:p>81935</text:p>
          </table:table-cell>
          <table:table-cell office:value-type="float" office:value="1932526" calcext:value-type="float">
            <text:p>193252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3_1.shan</text:p>
          </table:table-cell>
          <table:table-cell office:value-type="float" office:value="65315" calcext:value-type="float">
            <text:p>65315</text:p>
          </table:table-cell>
          <table:table-cell office:value-type="float" office:value="81931" calcext:value-type="float">
            <text:p>81931</text:p>
          </table:table-cell>
          <table:table-cell office:value-type="float" office:value="1929417" calcext:value-type="float">
            <text:p>192941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3.shan</text:p>
          </table:table-cell>
          <table:table-cell office:value-type="float" office:value="59518" calcext:value-type="float">
            <text:p>59518</text:p>
          </table:table-cell>
          <table:table-cell office:value-type="float" office:value="81934" calcext:value-type="float">
            <text:p>81934</text:p>
          </table:table-cell>
          <table:table-cell office:value-type="float" office:value="1781658" calcext:value-type="float">
            <text:p>178165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2.shan</text:p>
          </table:table-cell>
          <table:table-cell office:value-type="float" office:value="59538" calcext:value-type="float">
            <text:p>59538</text:p>
          </table:table-cell>
          <table:table-cell office:value-type="float" office:value="81934" calcext:value-type="float">
            <text:p>81934</text:p>
          </table:table-cell>
          <table:table-cell office:value-type="float" office:value="1782172" calcext:value-type="float">
            <text:p>178217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2_1.shan</text:p>
          </table:table-cell>
          <table:table-cell office:value-type="float" office:value="59562" calcext:value-type="float">
            <text:p>59562</text:p>
          </table:table-cell>
          <table:table-cell office:value-type="float" office:value="81935" calcext:value-type="float">
            <text:p>81935</text:p>
          </table:table-cell>
          <table:table-cell office:value-type="float" office:value="1782811" calcext:value-type="float">
            <text:p>178281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3.shan</text:p>
          </table:table-cell>
          <table:table-cell office:value-type="float" office:value="59854" calcext:value-type="float">
            <text:p>59854</text:p>
          </table:table-cell>
          <table:table-cell office:value-type="float" office:value="81930" calcext:value-type="float">
            <text:p>81930</text:p>
          </table:table-cell>
          <table:table-cell office:value-type="float" office:value="1796404" calcext:value-type="float">
            <text:p>179640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2.shan</text:p>
          </table:table-cell>
          <table:table-cell office:value-type="float" office:value="59855" calcext:value-type="float">
            <text:p>59855</text:p>
          </table:table-cell>
          <table:table-cell office:value-type="float" office:value="81930" calcext:value-type="float">
            <text:p>81930</text:p>
          </table:table-cell>
          <table:table-cell office:value-type="float" office:value="1796433" calcext:value-type="float">
            <text:p>179643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80_1_1.shan</text:p>
          </table:table-cell>
          <table:table-cell office:value-type="float" office:value="59846" calcext:value-type="float">
            <text:p>59846</text:p>
          </table:table-cell>
          <table:table-cell office:value-type="float" office:value="81930" calcext:value-type="float">
            <text:p>81930</text:p>
          </table:table-cell>
          <table:table-cell office:value-type="float" office:value="1796217" calcext:value-type="float">
            <text:p>179621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3.shan</text:p>
          </table:table-cell>
          <table:table-cell office:value-type="float" office:value="52434" calcext:value-type="float">
            <text:p>52434</text:p>
          </table:table-cell>
          <table:table-cell office:value-type="float" office:value="65548" calcext:value-type="float">
            <text:p>65548</text:p>
          </table:table-cell>
          <table:table-cell office:value-type="float" office:value="1545356" calcext:value-type="float">
            <text:p>154535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2.shan</text:p>
          </table:table-cell>
          <table:table-cell office:value-type="float" office:value="52395" calcext:value-type="float">
            <text:p>52395</text:p>
          </table:table-cell>
          <table:table-cell office:value-type="float" office:value="65545" calcext:value-type="float">
            <text:p>65545</text:p>
          </table:table-cell>
          <table:table-cell office:value-type="float" office:value="1544333" calcext:value-type="float">
            <text:p>154433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3_1.shan</text:p>
          </table:table-cell>
          <table:table-cell office:value-type="float" office:value="52405" calcext:value-type="float">
            <text:p>52405</text:p>
          </table:table-cell>
          <table:table-cell office:value-type="float" office:value="65547" calcext:value-type="float">
            <text:p>65547</text:p>
          </table:table-cell>
          <table:table-cell office:value-type="float" office:value="1544599" calcext:value-type="float">
            <text:p>154459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3.shan</text:p>
          </table:table-cell>
          <table:table-cell office:value-type="float" office:value="47768" calcext:value-type="float">
            <text:p>47768</text:p>
          </table:table-cell>
          <table:table-cell office:value-type="float" office:value="65548" calcext:value-type="float">
            <text:p>65548</text:p>
          </table:table-cell>
          <table:table-cell office:value-type="float" office:value="1426997" calcext:value-type="float">
            <text:p>142699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2.shan</text:p>
          </table:table-cell>
          <table:table-cell office:value-type="float" office:value="47851" calcext:value-type="float">
            <text:p>47851</text:p>
          </table:table-cell>
          <table:table-cell office:value-type="float" office:value="65550" calcext:value-type="float">
            <text:p>65550</text:p>
          </table:table-cell>
          <table:table-cell office:value-type="float" office:value="1429152" calcext:value-type="float">
            <text:p>142915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2_1.shan</text:p>
          </table:table-cell>
          <table:table-cell office:value-type="float" office:value="47818" calcext:value-type="float">
            <text:p>47818</text:p>
          </table:table-cell>
          <table:table-cell office:value-type="float" office:value="65547" calcext:value-type="float">
            <text:p>65547</text:p>
          </table:table-cell>
          <table:table-cell office:value-type="float" office:value="1428297" calcext:value-type="float">
            <text:p>142829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1_3.shan</text:p>
          </table:table-cell>
          <table:table-cell office:value-type="float" office:value="47938" calcext:value-type="float">
            <text:p>47938</text:p>
          </table:table-cell>
          <table:table-cell office:value-type="float" office:value="65544" calcext:value-type="float">
            <text:p>65544</text:p>
          </table:table-cell>
          <table:table-cell office:value-type="float" office:value="1437430" calcext:value-type="float">
            <text:p>143743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1_2.shan</text:p>
          </table:table-cell>
          <table:table-cell office:value-type="float" office:value="47936" calcext:value-type="float">
            <text:p>47936</text:p>
          </table:table-cell>
          <table:table-cell office:value-type="float" office:value="65544" calcext:value-type="float">
            <text:p>65544</text:p>
          </table:table-cell>
          <table:table-cell office:value-type="float" office:value="1437396" calcext:value-type="float">
            <text:p>143739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60_1_1.shan</text:p>
          </table:table-cell>
          <table:table-cell office:value-type="float" office:value="47936" calcext:value-type="float">
            <text:p>47936</text:p>
          </table:table-cell>
          <table:table-cell office:value-type="float" office:value="65544" calcext:value-type="float">
            <text:p>65544</text:p>
          </table:table-cell>
          <table:table-cell office:value-type="float" office:value="1437378" calcext:value-type="float">
            <text:p>14373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3.shan</text:p>
          </table:table-cell>
          <table:table-cell office:value-type="float" office:value="33020" calcext:value-type="float">
            <text:p>33020</text:p>
          </table:table-cell>
          <table:table-cell office:value-type="float" office:value="40966" calcext:value-type="float">
            <text:p>40966</text:p>
          </table:table-cell>
          <table:table-cell office:value-type="float" office:value="966867" calcext:value-type="float">
            <text:p>96686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2.shan</text:p>
          </table:table-cell>
          <table:table-cell office:value-type="float" office:value="33072" calcext:value-type="float">
            <text:p>33072</text:p>
          </table:table-cell>
          <table:table-cell office:value-type="float" office:value="40966" calcext:value-type="float">
            <text:p>40966</text:p>
          </table:table-cell>
          <table:table-cell office:value-type="float" office:value="968198" calcext:value-type="float">
            <text:p>9681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3_1.shan</text:p>
          </table:table-cell>
          <table:table-cell office:value-type="float" office:value="33034" calcext:value-type="float">
            <text:p>33034</text:p>
          </table:table-cell>
          <table:table-cell office:value-type="float" office:value="40968" calcext:value-type="float">
            <text:p>40968</text:p>
          </table:table-cell>
          <table:table-cell office:value-type="float" office:value="967216" calcext:value-type="float">
            <text:p>96721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3.shan</text:p>
          </table:table-cell>
          <table:table-cell office:value-type="float" office:value="30093" calcext:value-type="float">
            <text:p>30093</text:p>
          </table:table-cell>
          <table:table-cell office:value-type="float" office:value="40966" calcext:value-type="float">
            <text:p>40966</text:p>
          </table:table-cell>
          <table:table-cell office:value-type="float" office:value="893694" calcext:value-type="float">
            <text:p>89369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2.shan</text:p>
          </table:table-cell>
          <table:table-cell office:value-type="float" office:value="30068" calcext:value-type="float">
            <text:p>30068</text:p>
          </table:table-cell>
          <table:table-cell office:value-type="float" office:value="40965" calcext:value-type="float">
            <text:p>40965</text:p>
          </table:table-cell>
          <table:table-cell office:value-type="float" office:value="893044" calcext:value-type="float">
            <text:p>89304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2_1.shan</text:p>
          </table:table-cell>
          <table:table-cell office:value-type="float" office:value="30083" calcext:value-type="float">
            <text:p>30083</text:p>
          </table:table-cell>
          <table:table-cell office:value-type="float" office:value="40967" calcext:value-type="float">
            <text:p>40967</text:p>
          </table:table-cell>
          <table:table-cell office:value-type="float" office:value="893452" calcext:value-type="float">
            <text:p>89345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1_3.shan</text:p>
          </table:table-cell>
          <table:table-cell office:value-type="float" office:value="30068" calcext:value-type="float">
            <text:p>30068</text:p>
          </table:table-cell>
          <table:table-cell office:value-type="float" office:value="40965" calcext:value-type="float">
            <text:p>40965</text:p>
          </table:table-cell>
          <table:table-cell office:value-type="float" office:value="899091" calcext:value-type="float">
            <text:p>89909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1_2.shan</text:p>
          </table:table-cell>
          <table:table-cell office:value-type="float" office:value="30071" calcext:value-type="float">
            <text:p>30071</text:p>
          </table:table-cell>
          <table:table-cell office:value-type="float" office:value="40965" calcext:value-type="float">
            <text:p>40965</text:p>
          </table:table-cell>
          <table:table-cell office:value-type="float" office:value="899172" calcext:value-type="float">
            <text:p>89917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40_1_1.shan</text:p>
          </table:table-cell>
          <table:table-cell office:value-type="float" office:value="30069" calcext:value-type="float">
            <text:p>30069</text:p>
          </table:table-cell>
          <table:table-cell office:value-type="float" office:value="40965" calcext:value-type="float">
            <text:p>40965</text:p>
          </table:table-cell>
          <table:table-cell office:value-type="float" office:value="899114" calcext:value-type="float">
            <text:p>8991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3.shan</text:p>
          </table:table-cell>
          <table:table-cell office:value-type="float" office:value="2372171" calcext:value-type="float">
            <text:p>2372171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70682727" calcext:value-type="float">
            <text:p>7068272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2.shan</text:p>
          </table:table-cell>
          <table:table-cell office:value-type="float" office:value="2371608" calcext:value-type="float">
            <text:p>2371608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70668083" calcext:value-type="float">
            <text:p>7066808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3_1.shan</text:p>
          </table:table-cell>
          <table:table-cell office:value-type="float" office:value="2372103" calcext:value-type="float">
            <text:p>2372103</text:p>
          </table:table-cell>
          <table:table-cell office:value-type="float" office:value="3006948" calcext:value-type="float">
            <text:p>3006948</text:p>
          </table:table-cell>
          <table:table-cell office:value-type="float" office:value="70680956" calcext:value-type="float">
            <text:p>7068095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3.shan</text:p>
          </table:table-cell>
          <table:table-cell office:value-type="float" office:value="2164563" calcext:value-type="float">
            <text:p>2164563</text:p>
          </table:table-cell>
          <table:table-cell office:value-type="float" office:value="3006953" calcext:value-type="float">
            <text:p>3006953</text:p>
          </table:table-cell>
          <table:table-cell office:value-type="float" office:value="65287879" calcext:value-type="float">
            <text:p>6528787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2.shan</text:p>
          </table:table-cell>
          <table:table-cell office:value-type="float" office:value="2164566" calcext:value-type="float">
            <text:p>2164566</text:p>
          </table:table-cell>
          <table:table-cell office:value-type="float" office:value="3006960" calcext:value-type="float">
            <text:p>3006960</text:p>
          </table:table-cell>
          <table:table-cell office:value-type="float" office:value="65287990" calcext:value-type="float">
            <text:p>6528799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2_1.shan</text:p>
          </table:table-cell>
          <table:table-cell office:value-type="float" office:value="2164717" calcext:value-type="float">
            <text:p>2164717</text:p>
          </table:table-cell>
          <table:table-cell office:value-type="float" office:value="3006972" calcext:value-type="float">
            <text:p>3006972</text:p>
          </table:table-cell>
          <table:table-cell office:value-type="float" office:value="65291937" calcext:value-type="float">
            <text:p>6529193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1_3.shan</text:p>
          </table:table-cell>
          <table:table-cell office:value-type="float" office:value="2185907" calcext:value-type="float">
            <text:p>2185907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8500" calcext:value-type="float">
            <text:p>6584850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1_2.shan</text:p>
          </table:table-cell>
          <table:table-cell office:value-type="float" office:value="2185927" calcext:value-type="float">
            <text:p>2185927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9008" calcext:value-type="float">
            <text:p>6584900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3_1_1.shan</text:p>
          </table:table-cell>
          <table:table-cell office:value-type="float" office:value="2185900" calcext:value-type="float">
            <text:p>2185900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8321" calcext:value-type="float">
            <text:p>6584832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3.shan</text:p>
          </table:table-cell>
          <table:table-cell office:value-type="float" office:value="20111" calcext:value-type="float">
            <text:p>20111</text:p>
          </table:table-cell>
          <table:table-cell office:value-type="float" office:value="24579" calcext:value-type="float">
            <text:p>24579</text:p>
          </table:table-cell>
          <table:table-cell office:value-type="float" office:value="582057" calcext:value-type="float">
            <text:p>58205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2.shan</text:p>
          </table:table-cell>
          <table:table-cell office:value-type="float" office:value="20109" calcext:value-type="float">
            <text:p>20109</text:p>
          </table:table-cell>
          <table:table-cell office:value-type="float" office:value="24580" calcext:value-type="float">
            <text:p>24580</text:p>
          </table:table-cell>
          <table:table-cell office:value-type="float" office:value="582023" calcext:value-type="float">
            <text:p>58202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3_1.shan</text:p>
          </table:table-cell>
          <table:table-cell office:value-type="float" office:value="20173" calcext:value-type="float">
            <text:p>20173</text:p>
          </table:table-cell>
          <table:table-cell office:value-type="float" office:value="24580" calcext:value-type="float">
            <text:p>24580</text:p>
          </table:table-cell>
          <table:table-cell office:value-type="float" office:value="583675" calcext:value-type="float">
            <text:p>58367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3.shan</text:p>
          </table:table-cell>
          <table:table-cell office:value-type="float" office:value="18236" calcext:value-type="float">
            <text:p>18236</text:p>
          </table:table-cell>
          <table:table-cell office:value-type="float" office:value="24582" calcext:value-type="float">
            <text:p>24582</text:p>
          </table:table-cell>
          <table:table-cell office:value-type="float" office:value="536264" calcext:value-type="float">
            <text:p>5362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2.shan</text:p>
          </table:table-cell>
          <table:table-cell office:value-type="float" office:value="18348" calcext:value-type="float">
            <text:p>18348</text:p>
          </table:table-cell>
          <table:table-cell office:value-type="float" office:value="24581" calcext:value-type="float">
            <text:p>24581</text:p>
          </table:table-cell>
          <table:table-cell office:value-type="float" office:value="539190" calcext:value-type="float">
            <text:p>53919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2_1.shan</text:p>
          </table:table-cell>
          <table:table-cell office:value-type="float" office:value="18250" calcext:value-type="float">
            <text:p>18250</text:p>
          </table:table-cell>
          <table:table-cell office:value-type="float" office:value="24581" calcext:value-type="float">
            <text:p>24581</text:p>
          </table:table-cell>
          <table:table-cell office:value-type="float" office:value="536622" calcext:value-type="float">
            <text:p>53662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1_3.shan</text:p>
          </table:table-cell>
          <table:table-cell office:value-type="float" office:value="18156" calcext:value-type="float">
            <text:p>18156</text:p>
          </table:table-cell>
          <table:table-cell office:value-type="float" office:value="24579" calcext:value-type="float">
            <text:p>24579</text:p>
          </table:table-cell>
          <table:table-cell office:value-type="float" office:value="540212" calcext:value-type="float">
            <text:p>54021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1_2.shan</text:p>
          </table:table-cell>
          <table:table-cell office:value-type="float" office:value="18150" calcext:value-type="float">
            <text:p>18150</text:p>
          </table:table-cell>
          <table:table-cell office:value-type="float" office:value="24579" calcext:value-type="float">
            <text:p>24579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0_1_1.shan</text:p>
          </table:table-cell>
          <table:table-cell office:value-type="float" office:value="18156" calcext:value-type="float">
            <text:p>18156</text:p>
          </table:table-cell>
          <table:table-cell office:value-type="float" office:value="24579" calcext:value-type="float">
            <text:p>24579</text:p>
          </table:table-cell>
          <table:table-cell office:value-type="float" office:value="540221" calcext:value-type="float">
            <text:p>54022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3.shan</text:p>
          </table:table-cell>
          <table:table-cell office:value-type="float" office:value="1583317" calcext:value-type="float">
            <text:p>1583317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47173741" calcext:value-type="float">
            <text:p>4717374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2.shan</text:p>
          </table:table-cell>
          <table:table-cell office:value-type="float" office:value="1583647" calcext:value-type="float">
            <text:p>1583647</text:p>
          </table:table-cell>
          <table:table-cell office:value-type="float" office:value="2007351" calcext:value-type="float">
            <text:p>2007351</text:p>
          </table:table-cell>
          <table:table-cell office:value-type="float" office:value="47182312" calcext:value-type="float">
            <text:p>4718231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3_1.shan</text:p>
          </table:table-cell>
          <table:table-cell office:value-type="float" office:value="1583423" calcext:value-type="float">
            <text:p>1583423</text:p>
          </table:table-cell>
          <table:table-cell office:value-type="float" office:value="2007341" calcext:value-type="float">
            <text:p>2007341</text:p>
          </table:table-cell>
          <table:table-cell office:value-type="float" office:value="47176464" calcext:value-type="float">
            <text:p>471764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3.shan</text:p>
          </table:table-cell>
          <table:table-cell office:value-type="float" office:value="1445384" calcext:value-type="float">
            <text:p>1445384</text:p>
          </table:table-cell>
          <table:table-cell office:value-type="float" office:value="2007383" calcext:value-type="float">
            <text:p>2007383</text:p>
          </table:table-cell>
          <table:table-cell office:value-type="float" office:value="43590509" calcext:value-type="float">
            <text:p>4359050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2.shan</text:p>
          </table:table-cell>
          <table:table-cell office:value-type="float" office:value="1445461" calcext:value-type="float">
            <text:p>1445461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43592484" calcext:value-type="float">
            <text:p>4359248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2_1.shan</text:p>
          </table:table-cell>
          <table:table-cell office:value-type="float" office:value="1445100" calcext:value-type="float">
            <text:p>1445100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43583098" calcext:value-type="float">
            <text:p>435830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1_3.shan</text:p>
          </table:table-cell>
          <table:table-cell office:value-type="float" office:value="1459365" calcext:value-type="float">
            <text:p>1459365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59764" calcext:value-type="float">
            <text:p>439597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1_2.shan</text:p>
          </table:table-cell>
          <table:table-cell office:value-type="float" office:value="1459380" calcext:value-type="float">
            <text:p>1459380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60145" calcext:value-type="float">
            <text:p>4396014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2_1_1.shan</text:p>
          </table:table-cell>
          <table:table-cell office:value-type="float" office:value="1459371" calcext:value-type="float">
            <text:p>1459371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59917" calcext:value-type="float">
            <text:p>4395991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3.shan</text:p>
          </table:table-cell>
          <table:table-cell office:value-type="float" office:value="84707" calcext:value-type="float">
            <text:p>84707</text:p>
          </table:table-cell>
          <table:table-cell office:value-type="float" office:value="106511" calcext:value-type="float">
            <text:p>106511</text:p>
          </table:table-cell>
          <table:table-cell office:value-type="float" office:value="2507364" calcext:value-type="float">
            <text:p>25073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2.shan</text:p>
          </table:table-cell>
          <table:table-cell office:value-type="float" office:value="84744" calcext:value-type="float">
            <text:p>84744</text:p>
          </table:table-cell>
          <table:table-cell office:value-type="float" office:value="106512" calcext:value-type="float">
            <text:p>106512</text:p>
          </table:table-cell>
          <table:table-cell office:value-type="float" office:value="2508329" calcext:value-type="float">
            <text:p>250832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3_1.shan</text:p>
          </table:table-cell>
          <table:table-cell office:value-type="float" office:value="84862" calcext:value-type="float">
            <text:p>84862</text:p>
          </table:table-cell>
          <table:table-cell office:value-type="float" office:value="106515" calcext:value-type="float">
            <text:p>106515</text:p>
          </table:table-cell>
          <table:table-cell office:value-type="float" office:value="2511403" calcext:value-type="float">
            <text:p>251140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3.shan</text:p>
          </table:table-cell>
          <table:table-cell office:value-type="float" office:value="77365" calcext:value-type="float">
            <text:p>77365</text:p>
          </table:table-cell>
          <table:table-cell office:value-type="float" office:value="106515" calcext:value-type="float">
            <text:p>106515</text:p>
          </table:table-cell>
          <table:table-cell office:value-type="float" office:value="2319414" calcext:value-type="float">
            <text:p>23194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2.shan</text:p>
          </table:table-cell>
          <table:table-cell office:value-type="float" office:value="77283" calcext:value-type="float">
            <text:p>77283</text:p>
          </table:table-cell>
          <table:table-cell office:value-type="float" office:value="106514" calcext:value-type="float">
            <text:p>106514</text:p>
          </table:table-cell>
          <table:table-cell office:value-type="float" office:value="2317276" calcext:value-type="float">
            <text:p>23172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2_1.shan</text:p>
          </table:table-cell>
          <table:table-cell office:value-type="float" office:value="77254" calcext:value-type="float">
            <text:p>77254</text:p>
          </table:table-cell>
          <table:table-cell office:value-type="float" office:value="106513" calcext:value-type="float">
            <text:p>106513</text:p>
          </table:table-cell>
          <table:table-cell office:value-type="float" office:value="2316522" calcext:value-type="float">
            <text:p>231652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3.shan</text:p>
          </table:table-cell>
          <table:table-cell office:value-type="float" office:value="77715" calcext:value-type="float">
            <text:p>77715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4542" calcext:value-type="float">
            <text:p>233454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2.shan</text:p>
          </table:table-cell>
          <table:table-cell office:value-type="float" office:value="77718" calcext:value-type="float">
            <text:p>77718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4605" calcext:value-type="float">
            <text:p>233460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00_1_1.shan</text:p>
          </table:table-cell>
          <table:table-cell office:value-type="float" office:value="77717" calcext:value-type="float">
            <text:p>77717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4582" calcext:value-type="float">
            <text:p>233458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3.shan</text:p>
          </table:table-cell>
          <table:table-cell office:value-type="float" office:value="795279" calcext:value-type="float">
            <text:p>795279</text:p>
          </table:table-cell>
          <table:table-cell office:value-type="float" office:value="1007769" calcext:value-type="float">
            <text:p>1007769</text:p>
          </table:table-cell>
          <table:table-cell office:value-type="float" office:value="23685998" calcext:value-type="float">
            <text:p>236859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2.shan</text:p>
          </table:table-cell>
          <table:table-cell office:value-type="float" office:value="795281" calcext:value-type="float">
            <text:p>795281</text:p>
          </table:table-cell>
          <table:table-cell office:value-type="float" office:value="1007767" calcext:value-type="float">
            <text:p>1007767</text:p>
          </table:table-cell>
          <table:table-cell office:value-type="float" office:value="23686038" calcext:value-type="float">
            <text:p>2368603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3_1.shan</text:p>
          </table:table-cell>
          <table:table-cell office:value-type="float" office:value="795570" calcext:value-type="float">
            <text:p>795570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23693600" calcext:value-type="float">
            <text:p>2369360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3.shan</text:p>
          </table:table-cell>
          <table:table-cell office:value-type="float" office:value="725948" calcext:value-type="float">
            <text:p>725948</text:p>
          </table:table-cell>
          <table:table-cell office:value-type="float" office:value="1007768" calcext:value-type="float">
            <text:p>1007768</text:p>
          </table:table-cell>
          <table:table-cell office:value-type="float" office:value="21886328" calcext:value-type="float">
            <text:p>2188632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2.shan</text:p>
          </table:table-cell>
          <table:table-cell office:value-type="float" office:value="725833" calcext:value-type="float">
            <text:p>725833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21883380" calcext:value-type="float">
            <text:p>2188338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2_1.shan</text:p>
          </table:table-cell>
          <table:table-cell office:value-type="float" office:value="725731" calcext:value-type="float">
            <text:p>725731</text:p>
          </table:table-cell>
          <table:table-cell office:value-type="float" office:value="1007773" calcext:value-type="float">
            <text:p>1007773</text:p>
          </table:table-cell>
          <table:table-cell office:value-type="float" office:value="21880704" calcext:value-type="float">
            <text:p>2188070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1_3.shan</text:p>
          </table:table-cell>
          <table:table-cell office:value-type="float" office:value="732816" calcext:value-type="float">
            <text:p>732816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70855" calcext:value-type="float">
            <text:p>2207085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1_2.shan</text:p>
          </table:table-cell>
          <table:table-cell office:value-type="float" office:value="732816" calcext:value-type="float">
            <text:p>732816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70855" calcext:value-type="float">
            <text:p>2207085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1_1_1.shan</text:p>
          </table:table-cell>
          <table:table-cell office:value-type="float" office:value="732821" calcext:value-type="float">
            <text:p>732821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70976" calcext:value-type="float">
            <text:p>220709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info.A1:info.I1048576">
          <table:sort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2:54:42.349721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04T13:34:43.142031430</dc:date>
    <meta:editing-duration>PT15M58S</meta:editing-duration>
    <meta:editing-cycles>5</meta:editing-cycles>
    <meta:document-statistic meta:table-count="1" meta:cell-count="2750" meta:object-count="0"/>
  </office:meta>
</office:document-meta>
</file>